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78mm"/>
    </style:style>
    <style:style style:name="co3" style:family="table-column">
      <style:table-column-properties fo:break-before="auto" style:column-width="25.75mm"/>
    </style:style>
    <style:style style:name="co4" style:family="table-column">
      <style:table-column-properties fo:break-before="auto" style:column-width="42.09mm"/>
    </style:style>
    <style:style style:name="co5" style:family="table-column">
      <style:table-column-properties fo:break-before="auto" style:column-width="40.34mm"/>
    </style:style>
    <style:style style:name="co6" style:family="table-column">
      <style:table-column-properties fo:break-before="auto" style:column-width="43.57mm"/>
    </style:style>
    <style:style style:name="co7" style:family="table-column">
      <style:table-column-properties fo:break-before="auto" style:column-width="30.69mm"/>
    </style:style>
    <style:style style:name="co8" style:family="table-column">
      <style:table-column-properties fo:break-before="auto" style:column-width="27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fff5ce" fo:border="0.06pt solid #000000"/>
    </style:style>
    <style:style style:name="ce4" style:family="table-cell" style:parent-style-name="Default">
      <style:table-cell-properties fo:background-color="#ffe994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ffe994" fo:border="0.06pt solid #000000"/>
    </style:style>
    <style:style style:name="ce7" style:family="table-cell" style:parent-style-name="Default" style:data-style-name="N122">
      <style:table-cell-properties fo:background-color="#fff5ce" fo:border="0.06pt solid #000000"/>
    </style:style>
    <style:style style:name="ce9" style:family="table-cell" style:parent-style-name="Default" style:data-style-name="N119">
      <style:table-cell-properties fo:background-color="#fff5ce" fo:border="0.06pt solid #000000"/>
    </style:style>
    <style:style style:name="ce14" style:family="table-cell" style:parent-style-name="Default" style:data-style-name="N122">
      <style:table-cell-properties fo:background-color="#ffe994" fo:border="0.06pt solid #000000"/>
    </style:style>
    <style:style style:name="ce10" style:family="table-cell" style:parent-style-name="Default" style:data-style-name="N119">
      <style:table-cell-properties fo:background-color="#ffe994" fo:border="0.06pt solid #000000"/>
    </style:style>
    <style:style style:name="ce11" style:family="table-cell" style:parent-style-name="Default" style:data-style-name="N122"/>
    <style:style style:name="ce12" style:family="table-cell" style:parent-style-name="Default" style:data-style-name="N123"/>
    <style:style style:name="ce1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ados" table:style-name="ta1">
        <table:table-column table:style-name="co1" table:number-columns-repeated="2" table:default-cell-style-name="ce3"/>
        <table:table-column table:style-name="co2" table:default-cell-style-name="ce10"/>
        <table:table-column table:style-name="co1" table:default-cell-style-name="ce9"/>
        <table:table-column table:style-name="co3" table:default-cell-style-name="ce7"/>
        <table:table-column table:style-name="co3" table:default-cell-style-name="ce9"/>
        <table:table-column table:style-name="co1" table:number-columns-repeated="4" table:default-cell-style-name="Default"/>
        <table:table-row table:style-name="ro1">
          <table:table-cell table:style-name="Default" table:number-columns-repeated="2"/>
          <table:table-cell table:style-name="Default" office:value-type="string" calcext:value-type="string" table:number-columns-spanned="4" table:number-rows-spanned="1">
            <text:p>Número de Elementos</text:p>
          </table:table-cell>
          <table:covered-table-cell table:number-columns-repeated="3"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1600" calcext:value-type="float">
            <text:p>160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Threads #2</text:p>
          </table:table-cell>
          <table:table-cell office:value-type="string" calcext:value-type="string">
            <text:p>Bubble</text:p>
          </table:table-cell>
          <table:table-cell table:style-name="ce7" table:formula="of:=[$'200'.$C$2]" office:value-type="float" office:value="0.1154" calcext:value-type="float">
            <text:p>0,1154</text:p>
          </table:table-cell>
          <table:table-cell table:formula="of:=[$'400'.$B$2]" office:value-type="float" office:value="364.3944" calcext:value-type="float">
            <text:p>364,3944000</text:p>
          </table:table-cell>
          <table:table-cell table:formula="of:=[$'800'.$B$2]" office:value-type="float" office:value="1887.0642" calcext:value-type="float">
            <text:p>1887,0642</text:p>
          </table:table-cell>
          <table:table-cell table:formula="of:=[$'1600'.$B$2]" office:value-type="float" office:value="8924.2948" calcext:value-type="float">
            <text:p>8924,2948000</text:p>
          </table:table-cell>
          <table:table-cell table:number-columns-repeated="2"/>
          <table:table-cell table:style-name="ce11" table:number-columns-repeated="2"/>
        </table:table-row>
        <table:table-row table:style-name="ro1">
          <table:covered-table-cell/>
          <table:table-cell office:value-type="string" calcext:value-type="string">
            <text:p>Merge</text:p>
          </table:table-cell>
          <table:table-cell table:style-name="ce7" table:formula="of:=[$'200'.$D$2]" office:value-type="float" office:value="72.621" calcext:value-type="float">
            <text:p>72,6210</text:p>
          </table:table-cell>
          <table:table-cell table:formula="of:=[$'400'.$C$2]" office:value-type="float" office:value="0.1418" calcext:value-type="float">
            <text:p>0,1418000</text:p>
          </table:table-cell>
          <table:table-cell table:formula="of:=[$'800'.$C$2]" office:value-type="float" office:value="0.2142" calcext:value-type="float">
            <text:p>0,2142</text:p>
          </table:table-cell>
          <table:table-cell table:formula="of:=[$'1600'.$C$2]" office:value-type="float" office:value="0.6104" calcext:value-type="float">
            <text:p>0,6104000</text:p>
          </table:table-cell>
          <table:table-cell table:number-columns-repeated="2"/>
          <table:table-cell table:style-name="ce11"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style-name="ce9" table:formula="of:=[.C3]+[.C4]" office:value-type="float" office:value="72.7364" calcext:value-type="float">
            <text:p>72,7364000</text:p>
          </table:table-cell>
          <table:table-cell table:formula="of:=[.D3]+[.D4]" office:value-type="float" office:value="364.5362" calcext:value-type="float">
            <text:p>364,5362000</text:p>
          </table:table-cell>
          <table:table-cell table:style-name="ce9" table:formula="of:=[.E3]+[.E4]" office:value-type="float" office:value="1887.2784" calcext:value-type="float">
            <text:p>1887,2784000</text:p>
          </table:table-cell>
          <table:table-cell table:formula="of:=[.F3]+[.F4]" office:value-type="float" office:value="8924.9052" calcext:value-type="float">
            <text:p>8924,9052000</text:p>
          </table:table-cell>
          <table:table-cell table:number-columns-repeated="2"/>
          <table:table-cell table:style-name="ce11" table:number-columns-repeated="2"/>
        </table:table-row>
        <table:table-row table:style-name="ro1">
          <table:table-cell table:style-name="ce4" office:value-type="string" calcext:value-type="string" table:number-columns-spanned="1" table:number-rows-spanned="3">
            <text:p>Threads #4</text:p>
          </table:table-cell>
          <table:table-cell table:style-name="ce6" office:value-type="string" calcext:value-type="string">
            <text:p>Bubble</text:p>
          </table:table-cell>
          <table:table-cell table:style-name="ce14" table:formula="of:=[$'200'.$C$3]" office:value-type="float" office:value="0.156" calcext:value-type="float">
            <text:p>0,1560</text:p>
          </table:table-cell>
          <table:table-cell table:style-name="ce10" table:formula="of:=[$'400'.$B$3]" office:value-type="float" office:value="82.8836" calcext:value-type="float">
            <text:p>82,8836000</text:p>
          </table:table-cell>
          <table:table-cell table:style-name="ce14" table:formula="of:=[$'800'.$B$3]" office:value-type="float" office:value="430.4964" calcext:value-type="float">
            <text:p>430,4964</text:p>
          </table:table-cell>
          <table:table-cell table:style-name="ce10" table:formula="of:=[$'1600'.$B$3]" office:value-type="float" office:value="2116.6934" calcext:value-type="float">
            <text:p>2116,6934000</text:p>
          </table:table-cell>
          <table:table-cell table:number-columns-repeated="2"/>
          <table:table-cell table:style-name="ce11" table:number-columns-repeated="2"/>
        </table:table-row>
        <table:table-row table:style-name="ro1">
          <table:covered-table-cell table:style-name="ce6"/>
          <table:table-cell table:style-name="ce6" office:value-type="string" calcext:value-type="string">
            <text:p>Merge</text:p>
          </table:table-cell>
          <table:table-cell table:style-name="ce14" table:formula="of:=[$'200'.$D$3]" office:value-type="float" office:value="15.6464" calcext:value-type="float">
            <text:p>15,6464</text:p>
          </table:table-cell>
          <table:table-cell table:style-name="ce14" table:formula="of:=[$'400'.$C$3]" office:value-type="float" office:value="0.1708" calcext:value-type="float">
            <text:p>0,1708</text:p>
          </table:table-cell>
          <table:table-cell table:style-name="ce14" table:formula="of:=[$'800'.$C$3]" office:value-type="float" office:value="0.2528" calcext:value-type="float">
            <text:p>0,2528</text:p>
          </table:table-cell>
          <table:table-cell table:style-name="ce14" table:formula="of:=[$'1600'.$C$3]" office:value-type="float" office:value="0.7106" calcext:value-type="float">
            <text:p>0,7106</text:p>
          </table:table-cell>
          <table:table-cell table:number-columns-repeated="2"/>
          <table:table-cell table:style-name="ce11" table:number-columns-repeated="2"/>
        </table:table-row>
        <table:table-row table:style-name="ro1">
          <table:covered-table-cell table:style-name="ce6"/>
          <table:table-cell table:style-name="ce6" office:value-type="string" calcext:value-type="string">
            <text:p>Total</text:p>
          </table:table-cell>
          <table:table-cell table:formula="of:=[.C6]+[.C7]" office:value-type="float" office:value="15.8024" calcext:value-type="float">
            <text:p>15,8024000</text:p>
          </table:table-cell>
          <table:table-cell table:style-name="ce10" table:formula="of:=[.D6]+[.D7]" office:value-type="float" office:value="83.0544" calcext:value-type="float">
            <text:p>83,0544000</text:p>
          </table:table-cell>
          <table:table-cell table:style-name="ce10" table:formula="of:=[.E6]+[.E7]" office:value-type="float" office:value="430.7492" calcext:value-type="float">
            <text:p>430,7492000</text:p>
          </table:table-cell>
          <table:table-cell table:style-name="ce10" table:formula="of:=[.F6]+[.F7]" office:value-type="float" office:value="2117.404" calcext:value-type="float">
            <text:p>2117,4040000</text:p>
          </table:table-cell>
          <table:table-cell table:number-columns-repeated="2"/>
          <table:table-cell table:style-name="ce11" table:number-columns-repeated="2"/>
        </table:table-row>
        <table:table-row table:style-name="ro1">
          <table:table-cell table:style-name="ce2" office:value-type="string" calcext:value-type="string" table:number-columns-spanned="1" table:number-rows-spanned="3">
            <text:p>Threads #8</text:p>
          </table:table-cell>
          <table:table-cell office:value-type="string" calcext:value-type="string">
            <text:p>Bubble</text:p>
          </table:table-cell>
          <table:table-cell table:style-name="ce9" table:formula="of:=[$'200'.$C$4]" office:value-type="float" office:value="0.1378" calcext:value-type="float">
            <text:p>0,1378000</text:p>
          </table:table-cell>
          <table:table-cell table:formula="of:=[$'400'.$B$4]" office:value-type="float" office:value="7.313" calcext:value-type="float">
            <text:p>7,3130000</text:p>
          </table:table-cell>
          <table:table-cell table:formula="of:=[$'800'.$B$4]" office:value-type="float" office:value="83.748" calcext:value-type="float">
            <text:p>83,7480</text:p>
          </table:table-cell>
          <table:table-cell table:formula="of:=[$'1600'.$B$4]" office:value-type="float" office:value="506.599" calcext:value-type="float">
            <text:p>506,599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Merge</text:p>
          </table:table-cell>
          <table:table-cell table:style-name="ce9" table:formula="of:=[$'200'.$D$4]" office:value-type="float" office:value="6.9004" calcext:value-type="float">
            <text:p>6,9004000</text:p>
          </table:table-cell>
          <table:table-cell table:formula="of:=[$'400'.$C$4]" office:value-type="float" office:value="0.189" calcext:value-type="float">
            <text:p>0,1890000</text:p>
          </table:table-cell>
          <table:table-cell table:formula="of:=[$'800'.$C$4]" office:value-type="float" office:value="0.2752" calcext:value-type="float">
            <text:p>0,2752</text:p>
          </table:table-cell>
          <table:table-cell table:formula="of:=[$'1600'.$C$4]" office:value-type="float" office:value="0.8116" calcext:value-type="float">
            <text:p>0,8116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style-name="ce9" table:formula="of:=[.C9]+[.C10]" office:value-type="float" office:value="7.0382" calcext:value-type="float">
            <text:p>7,0382000</text:p>
          </table:table-cell>
          <table:table-cell table:formula="of:=[.D9]+[.D10]" office:value-type="float" office:value="7.502" calcext:value-type="float">
            <text:p>7,5020000</text:p>
          </table:table-cell>
          <table:table-cell table:style-name="ce9" table:formula="of:=[.E9]+[.E10]" office:value-type="float" office:value="84.0232" calcext:value-type="float">
            <text:p>84,0232000</text:p>
          </table:table-cell>
          <table:table-cell table:formula="of:=[.F9]+[.F10]" office:value-type="float" office:value="507.4106" calcext:value-type="float">
            <text:p>507,4106000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 table:number-columns-spanned="1" table:number-rows-spanned="3">
            <text:p>Threads #16</text:p>
          </table:table-cell>
          <table:table-cell table:style-name="ce6" office:value-type="string" calcext:value-type="string">
            <text:p>Bubble</text:p>
          </table:table-cell>
          <table:table-cell table:formula="of:=[$'200'.$C$5]" office:value-type="float" office:value="0.1322" calcext:value-type="float">
            <text:p>0,1322000</text:p>
          </table:table-cell>
          <table:table-cell table:style-name="ce10" table:formula="of:=[$'400'.$B$5]" office:value-type="float" office:value="8.2416" calcext:value-type="float">
            <text:p>8,2416000</text:p>
          </table:table-cell>
          <table:table-cell table:style-name="ce14" table:formula="of:=[$'800'.$B$5]" office:value-type="float" office:value="12.8254" calcext:value-type="float">
            <text:p>12,8254</text:p>
          </table:table-cell>
          <table:table-cell table:style-name="ce10" table:formula="of:=[$'1600'.$B$5]" office:value-type="float" office:value="101.3186" calcext:value-type="float">
            <text:p>101,3186000</text:p>
          </table:table-cell>
          <table:table-cell table:number-columns-repeated="4"/>
        </table:table-row>
        <table:table-row table:style-name="ro1">
          <table:covered-table-cell table:style-name="ce6"/>
          <table:table-cell table:style-name="ce6" office:value-type="string" calcext:value-type="string">
            <text:p>Merge</text:p>
          </table:table-cell>
          <table:table-cell table:style-name="ce14" table:formula="of:=[$'200'.$C$5]" office:value-type="float" office:value="0.1322" calcext:value-type="float">
            <text:p>0,1322</text:p>
          </table:table-cell>
          <table:table-cell table:style-name="ce10" table:formula="of:=[$'400'.$C$5]" office:value-type="float" office:value="0.1982" calcext:value-type="float">
            <text:p>0,1982000</text:p>
          </table:table-cell>
          <table:table-cell table:style-name="ce14" table:formula="of:=[$'800'.$C$5]" office:value-type="float" office:value="0.3218" calcext:value-type="float">
            <text:p>0,3218</text:p>
          </table:table-cell>
          <table:table-cell table:style-name="ce10" table:formula="of:=[$'1600'.$C$5]" office:value-type="float" office:value="0.8448" calcext:value-type="float">
            <text:p>0,8448000</text:p>
          </table:table-cell>
          <table:table-cell table:number-columns-repeated="4"/>
        </table:table-row>
        <table:table-row table:style-name="ro1">
          <table:covered-table-cell table:style-name="ce6"/>
          <table:table-cell table:style-name="ce6" office:value-type="string" calcext:value-type="string">
            <text:p>Total</text:p>
          </table:table-cell>
          <table:table-cell table:formula="of:=[.C12]+[.C13]" office:value-type="float" office:value="0.2644" calcext:value-type="float">
            <text:p>0,2644000</text:p>
          </table:table-cell>
          <table:table-cell table:style-name="ce10" table:formula="of:=[.D12]+[.D13]" office:value-type="float" office:value="8.4398" calcext:value-type="float">
            <text:p>8,4398000</text:p>
          </table:table-cell>
          <table:table-cell table:style-name="ce10" table:formula="of:=[.E12]+[.E13]" office:value-type="float" office:value="13.1472" calcext:value-type="float">
            <text:p>13,1472000</text:p>
          </table:table-cell>
          <table:table-cell table:style-name="ce10" table:formula="of:=[.F12]+[.F13]" office:value-type="float" office:value="102.1634" calcext:value-type="float">
            <text:p>102,163400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Threads #32</text:p>
          </table:table-cell>
          <table:table-cell office:value-type="string" calcext:value-type="string">
            <text:p>Bubble</text:p>
          </table:table-cell>
          <table:table-cell table:style-name="ce7" table:formula="of:=[$'200'.$B$6]" office:value-type="float" office:value="3.458" calcext:value-type="float">
            <text:p>3,4580</text:p>
          </table:table-cell>
          <table:table-cell table:formula="of:=[$'400'.$B$6]" office:value-type="float" office:value="4.9782" calcext:value-type="float">
            <text:p>4,9782000</text:p>
          </table:table-cell>
          <table:table-cell table:formula="of:=[$'800'.$B$6]" office:value-type="float" office:value="9.6696" calcext:value-type="float">
            <text:p>9,6696</text:p>
          </table:table-cell>
          <table:table-cell table:formula="of:=[$'1600'.$B$6]" office:value-type="float" office:value="22.6586" calcext:value-type="float">
            <text:p>22,6586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Merge</text:p>
          </table:table-cell>
          <table:table-cell table:style-name="ce7" table:formula="of:=[$'200'.$C$6]" office:value-type="float" office:value="0.1686" calcext:value-type="float">
            <text:p>0,1686</text:p>
          </table:table-cell>
          <table:table-cell table:formula="of:=[$'400'.$C$6]" office:value-type="float" office:value="0.1984" calcext:value-type="float">
            <text:p>0,1984000</text:p>
          </table:table-cell>
          <table:table-cell table:formula="of:=[$'800'.$C$6]" office:value-type="float" office:value="0.3414" calcext:value-type="float">
            <text:p>0,3414</text:p>
          </table:table-cell>
          <table:table-cell table:formula="of:=[$'1600'.$C$6]" office:value-type="float" office:value="0.893" calcext:value-type="float">
            <text:p>0,893000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style-name="ce9" table:formula="of:=[.C15]+[.C16]" office:value-type="float" office:value="3.6266" calcext:value-type="float">
            <text:p>3,6266000</text:p>
          </table:table-cell>
          <table:table-cell table:formula="of:=[.D15]+[.D16]" office:value-type="float" office:value="5.1766" calcext:value-type="float">
            <text:p>5,1766000</text:p>
          </table:table-cell>
          <table:table-cell table:style-name="ce9" table:formula="of:=[.E15]+[.E16]" office:value-type="float" office:value="10.011" calcext:value-type="float">
            <text:p>10,0110000</text:p>
          </table:table-cell>
          <table:table-cell table:formula="of:=[.F15]+[.F16]" office:value-type="float" office:value="23.5516" calcext:value-type="float">
            <text:p>23,5516000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 table:number-columns-spanned="1" table:number-rows-spanned="3">
            <text:p>Serial</text:p>
          </table:table-cell>
          <table:table-cell table:style-name="ce6" office:value-type="string" calcext:value-type="string">
            <text:p>Bubble</text:p>
          </table:table-cell>
          <table:table-cell office:value-type="float" office:value="0.001348" calcext:value-type="float">
            <text:p>0,0013480</text:p>
          </table:table-cell>
          <table:table-cell table:style-name="ce10" office:value-type="float" office:value="0.004544" calcext:value-type="float">
            <text:p>0,0045440</text:p>
          </table:table-cell>
          <table:table-cell table:style-name="ce10" office:value-type="float" office:value="0.016314" calcext:value-type="float">
            <text:p>0,0163140</text:p>
          </table:table-cell>
          <table:table-cell table:style-name="ce10" office:value-type="float" office:value="0.062586" calcext:value-type="float">
            <text:p>0,0625860</text:p>
          </table:table-cell>
          <table:table-cell table:number-columns-repeated="4"/>
        </table:table-row>
        <table:table-row table:style-name="ro1">
          <table:covered-table-cell table:style-name="ce6"/>
          <table:table-cell table:style-name="ce6" office:value-type="string" calcext:value-type="string">
            <text:p>Merge</text:p>
          </table:table-cell>
          <table:table-cell office:value-type="float" office:value="0.000156" calcext:value-type="float">
            <text:p>0,0001560</text:p>
          </table:table-cell>
          <table:table-cell table:style-name="ce10" office:value-type="float" office:value="0.000277" calcext:value-type="float">
            <text:p>0,0002770</text:p>
          </table:table-cell>
          <table:table-cell table:style-name="ce10" office:value-type="float" office:value="0.000482" calcext:value-type="float">
            <text:p>0,0004820</text:p>
          </table:table-cell>
          <table:table-cell table:style-name="ce10" office:value-type="float" office:value="0.000802" calcext:value-type="float">
            <text:p>0,0008020</text:p>
          </table:table-cell>
          <table:table-cell table:number-columns-repeated="4"/>
        </table:table-row>
        <table:table-row table:style-name="ro1">
          <table:covered-table-cell table:style-name="ce6"/>
          <table:table-cell table:style-name="ce6" office:value-type="string" calcext:value-type="string">
            <text:p>Total</text:p>
          </table:table-cell>
          <table:table-cell table:formula="of:=[.C18]+[.C19]" office:value-type="float" office:value="0.001504" calcext:value-type="float">
            <text:p>0,0015040</text:p>
          </table:table-cell>
          <table:table-cell table:style-name="ce10" office:value-type="float" office:value="0.004842" calcext:value-type="float">
            <text:p>0,0048420</text:p>
          </table:table-cell>
          <table:table-cell table:style-name="ce10" office:value-type="float" office:value="0.016796" calcext:value-type="float">
            <text:p>0,0167960</text:p>
          </table:table-cell>
          <table:table-cell table:style-name="ce10" office:value-type="float" office:value="0.063388" calcext:value-type="float">
            <text:p>0,0633880</text:p>
          </table:table-cell>
          <table:table-cell table:number-columns-repeated="4"/>
        </table:table-row>
      </table:table>
      <table:table table:name="200" table:style-name="ta1">
        <table:shapes>
          <draw:frame draw:z-index="0" draw:style-name="gr1" draw:text-style-name="P1" svg:width="159.95mm" svg:height="90.04mm" svg:x="121.74mm" svg:y="0mm">
            <draw:object draw:notify-on-update-of-ranges="'400'.A1:'400'.A1 '400'.A2:'400'.A12 '400'.B1:'400'.B1 '400'.B2:'400'.B12 '400'.C1:'400'.C1 '400'.C2:'400'.C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column table:style-name="co1" table:number-columns-repeated="2" table:default-cell-style-name="ce11"/>
        <table:table-column table:style-name="co1" table:default-cell-style-name="Default"/>
        <table:table-row table:style-name="ro1">
          <table:table-cell/>
          <table:table-cell table:style-name="Default" office:value-type="string" calcext:value-type="string">
            <text:p>Bubble</text:p>
          </table:table-cell>
          <table:table-cell table:style-name="Default" office:value-type="string" calcext:value-type="string">
            <text:p>Merge</text:p>
          </table:table-cell>
          <table:table-cell/>
        </table:table-row>
        <table:table-row table:style-name="ro1">
          <table:table-cell office:value-type="string" calcext:value-type="string">
            <text:p>MPI Processos #2</text:p>
          </table:table-cell>
          <table:table-cell table:formula="of:=[.B17]*1000" office:value-type="float" office:value="72.5056" calcext:value-type="float">
            <text:p>72,5056</text:p>
          </table:table-cell>
          <table:table-cell table:formula="of:=[.C17]*1000" office:value-type="float" office:value="0.1154" calcext:value-type="float">
            <text:p>0,1154</text:p>
          </table:table-cell>
          <table:table-cell table:formula="of:=[.B2]+[.C2]" office:value-type="float" office:value="72.621" calcext:value-type="float">
            <text:p>72,621</text:p>
          </table:table-cell>
        </table:table-row>
        <table:table-row table:style-name="ro1">
          <table:table-cell office:value-type="string" calcext:value-type="string">
            <text:p>MPI Processos #4</text:p>
          </table:table-cell>
          <table:table-cell table:formula="of:=[.B18]*1000" office:value-type="float" office:value="15.4904" calcext:value-type="float">
            <text:p>15,4904</text:p>
          </table:table-cell>
          <table:table-cell table:formula="of:=[.C18]*1000" office:value-type="float" office:value="0.156" calcext:value-type="float">
            <text:p>0,1560</text:p>
          </table:table-cell>
          <table:table-cell table:formula="of:=[.B3]+[.C3]" office:value-type="float" office:value="15.6464" calcext:value-type="float">
            <text:p>15,6464</text:p>
          </table:table-cell>
        </table:table-row>
        <table:table-row table:style-name="ro1">
          <table:table-cell office:value-type="string" calcext:value-type="string">
            <text:p>MPI Processos #8</text:p>
          </table:table-cell>
          <table:table-cell table:formula="of:=[.B19]*1000" office:value-type="float" office:value="6.7626" calcext:value-type="float">
            <text:p>6,7626</text:p>
          </table:table-cell>
          <table:table-cell table:formula="of:=[.C19]*1000" office:value-type="float" office:value="0.1378" calcext:value-type="float">
            <text:p>0,1378</text:p>
          </table:table-cell>
          <table:table-cell table:formula="of:=[.B4]+[.C4]" office:value-type="float" office:value="6.9004" calcext:value-type="float">
            <text:p>6,9004</text:p>
          </table:table-cell>
        </table:table-row>
        <table:table-row table:style-name="ro1">
          <table:table-cell office:value-type="string" calcext:value-type="string">
            <text:p>MPI Processos #16</text:p>
          </table:table-cell>
          <table:table-cell table:formula="of:=[.B20]*1000" office:value-type="float" office:value="4.2414" calcext:value-type="float">
            <text:p>4,2414</text:p>
          </table:table-cell>
          <table:table-cell table:formula="of:=[.C20]*1000" office:value-type="float" office:value="0.1322" calcext:value-type="float">
            <text:p>0,1322</text:p>
          </table:table-cell>
          <table:table-cell table:formula="of:=[.B5]+[.C5]" office:value-type="float" office:value="4.3736" calcext:value-type="float">
            <text:p>4,3736</text:p>
          </table:table-cell>
        </table:table-row>
        <table:table-row table:style-name="ro1">
          <table:table-cell office:value-type="string" calcext:value-type="string">
            <text:p>MPI Processos #32</text:p>
          </table:table-cell>
          <table:table-cell table:formula="of:=[.B21]*1000" office:value-type="float" office:value="3.458" calcext:value-type="float">
            <text:p>3,4580</text:p>
          </table:table-cell>
          <table:table-cell table:formula="of:=[.C21]*1000" office:value-type="float" office:value="0.1686" calcext:value-type="float">
            <text:p>0,1686</text:p>
          </table:table-cell>
          <table:table-cell table:formula="of:=[.B6]+[.C6]" office:value-type="float" office:value="3.6266" calcext:value-type="float">
            <text:p>3,6266</text:p>
          </table:table-cell>
        </table:table-row>
        <table:table-row table:style-name="ro1">
          <table:table-cell office:value-type="string" calcext:value-type="string">
            <text:p>OpenMP Threads #2</text:p>
          </table:table-cell>
          <table:table-cell table:style-name="Default" office:value-type="float" office:value="0.74" calcext:value-type="float">
            <text:p>0,74</text:p>
          </table:table-cell>
          <table:table-cell table:style-name="Default" office:value-type="float" office:value="0.482" calcext:value-type="float">
            <text:p>0,482</text:p>
          </table:table-cell>
          <table:table-cell table:formula="of:=[.B7]+[.C7]" office:value-type="float" office:value="1.222" calcext:value-type="float">
            <text:p>1,222</text:p>
          </table:table-cell>
        </table:table-row>
        <table:table-row table:style-name="ro1">
          <table:table-cell office:value-type="string" calcext:value-type="string">
            <text:p>OpenMPThreads #4</text:p>
          </table:table-cell>
          <table:table-cell table:style-name="Default" office:value-type="float" office:value="0.764" calcext:value-type="float">
            <text:p>0,764</text:p>
          </table:table-cell>
          <table:table-cell table:style-name="Default" office:value-type="float" office:value="0.332" calcext:value-type="float">
            <text:p>0,332</text:p>
          </table:table-cell>
          <table:table-cell table:formula="of:=[.B8]+[.C8]" office:value-type="float" office:value="1.096" calcext:value-type="float">
            <text:p>1,096</text:p>
          </table:table-cell>
        </table:table-row>
        <table:table-row table:style-name="ro1">
          <table:table-cell office:value-type="string" calcext:value-type="string">
            <text:p>OpenMP Threads #8</text:p>
          </table:table-cell>
          <table:table-cell table:style-name="Default" office:value-type="float" office:value="0.906" calcext:value-type="float">
            <text:p>0,906</text:p>
          </table:table-cell>
          <table:table-cell table:style-name="Default" office:value-type="float" office:value="3.659" calcext:value-type="float">
            <text:p>3,659</text:p>
          </table:table-cell>
          <table:table-cell table:formula="of:=[.B9]+[.C9]" office:value-type="float" office:value="4.565" calcext:value-type="float">
            <text:p>4,565</text:p>
          </table:table-cell>
        </table:table-row>
        <table:table-row table:style-name="ro1">
          <table:table-cell office:value-type="string" calcext:value-type="string">
            <text:p>OpenMP Threads #16</text:p>
          </table:table-cell>
          <table:table-cell table:style-name="Default" office:value-type="float" office:value="1.235" calcext:value-type="float">
            <text:p>1,235</text:p>
          </table:table-cell>
          <table:table-cell table:style-name="Default" office:value-type="float" office:value="3.805" calcext:value-type="float">
            <text:p>3,805</text:p>
          </table:table-cell>
          <table:table-cell table:formula="of:=[.B10]+[.C10]" office:value-type="float" office:value="5.04" calcext:value-type="float">
            <text:p>5,04</text:p>
          </table:table-cell>
        </table:table-row>
        <table:table-row table:style-name="ro1">
          <table:table-cell office:value-type="string" calcext:value-type="string">
            <text:p>OpenMP Threads #32</text:p>
          </table:table-cell>
          <table:table-cell table:style-name="Default" office:value-type="float" office:value="1.361" calcext:value-type="float">
            <text:p>1,361</text:p>
          </table:table-cell>
          <table:table-cell table:style-name="Default" office:value-type="float" office:value="3.042" calcext:value-type="float">
            <text:p>3,042</text:p>
          </table:table-cell>
          <table:table-cell table:formula="of:=[.B11]+[.C11]" office:value-type="float" office:value="4.403" calcext:value-type="float">
            <text:p>4,403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table:formula="of:=[resultados.C18]*1000" office:value-type="float" office:value="1.348" calcext:value-type="float">
            <text:p>1,3480</text:p>
          </table:table-cell>
          <table:table-cell table:formula="of:=[resultados.C19]*1000" office:value-type="float" office:value="0.156" calcext:value-type="float">
            <text:p>0,1560</text:p>
          </table:table-cell>
          <table:table-cell table:formula="of:=[.B12]+[.C12]" office:value-type="float" office:value="1.504" calcext:value-type="float">
            <text:p>1,504</text:p>
          </table:table-cell>
        </table:table-row>
        <table:table-row table:style-name="ro1" table:number-rows-repeated="4"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Threads #2</text:p>
          </table:table-cell>
          <table:table-cell office:value-type="float" office:value="0.0725056" calcext:value-type="float">
            <text:p>0,0725</text:p>
          </table:table-cell>
          <table:table-cell office:value-type="float" office:value="0.0001154" calcext:value-type="float">
            <text:p>0,0001</text:p>
          </table:table-cell>
          <table:table-cell/>
        </table:table-row>
        <table:table-row table:style-name="ro1">
          <table:table-cell office:value-type="string" calcext:value-type="string">
            <text:p>Threads #4</text:p>
          </table:table-cell>
          <table:table-cell office:value-type="float" office:value="0.0154904" calcext:value-type="float">
            <text:p>0,0155</text:p>
          </table:table-cell>
          <table:table-cell office:value-type="float" office:value="0.000156" calcext:value-type="float">
            <text:p>0,0002</text:p>
          </table:table-cell>
          <table:table-cell/>
        </table:table-row>
        <table:table-row table:style-name="ro1">
          <table:table-cell office:value-type="string" calcext:value-type="string">
            <text:p>Threads #8</text:p>
          </table:table-cell>
          <table:table-cell office:value-type="float" office:value="0.0067626" calcext:value-type="float">
            <text:p>0,0068</text:p>
          </table:table-cell>
          <table:table-cell office:value-type="float" office:value="0.0001378" calcext:value-type="float">
            <text:p>0,0001</text:p>
          </table:table-cell>
          <table:table-cell/>
        </table:table-row>
        <table:table-row table:style-name="ro1">
          <table:table-cell office:value-type="string" calcext:value-type="string">
            <text:p>Threads #16</text:p>
          </table:table-cell>
          <table:table-cell office:value-type="float" office:value="0.0042414" calcext:value-type="float">
            <text:p>0,0042</text:p>
          </table:table-cell>
          <table:table-cell office:value-type="float" office:value="0.0001322" calcext:value-type="float">
            <text:p>0,0001</text:p>
          </table:table-cell>
          <table:table-cell/>
        </table:table-row>
        <table:table-row table:style-name="ro1">
          <table:table-cell office:value-type="string" calcext:value-type="string">
            <text:p>Threads #32</text:p>
          </table:table-cell>
          <table:table-cell office:value-type="float" office:value="0.003458" calcext:value-type="float">
            <text:p>0,0035</text:p>
          </table:table-cell>
          <table:table-cell office:value-type="float" office:value="0.0001686" calcext:value-type="float">
            <text:p>0,0002</text:p>
          </table:table-cell>
          <table:table-cell/>
        </table:table-row>
      </table:table>
      <table:table table:name="400" table:style-name="ta1">
        <table:shapes>
          <draw:frame draw:z-index="0" draw:style-name="gr1" draw:text-style-name="P1" svg:width="159.99mm" svg:height="89.99mm" svg:x="118.62mm" svg:y="6.36mm">
            <draw:object draw:notify-on-update-of-ranges="'400'.A1:'400'.A1 '400'.A2:'400'.A12 '400'.B1:'400'.B1 '400'.B2:'400'.B12 '400'.C1:'400'.C1 '400'.C2:'400'.C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1" table:number-columns-repeated="2" table:default-cell-style-name="ce12"/>
        <table:table-column table:style-name="co1" table:default-cell-style-name="Default"/>
        <table:table-row table:style-name="ro1">
          <table:table-cell/>
          <table:table-cell table:style-name="Default" office:value-type="string" calcext:value-type="string">
            <text:p>Bubble</text:p>
          </table:table-cell>
          <table:table-cell table:style-name="Default" office:value-type="string" calcext:value-type="string">
            <text:p>Merge</text:p>
          </table:table-cell>
          <table:table-cell/>
        </table:table-row>
        <table:table-row table:style-name="ro1">
          <table:table-cell office:value-type="string" calcext:value-type="string">
            <text:p>MPI Processos #2</text:p>
          </table:table-cell>
          <table:table-cell table:formula="of:=[.B17]*1000" office:value-type="float" office:value="364.3944" calcext:value-type="float">
            <text:p>364,394</text:p>
          </table:table-cell>
          <table:table-cell table:formula="of:=[.C17]*1000" office:value-type="float" office:value="0.1418" calcext:value-type="float">
            <text:p>0,142</text:p>
          </table:table-cell>
          <table:table-cell table:formula="of:=[.B2]+[.C2]" office:value-type="float" office:value="364.5362" calcext:value-type="float">
            <text:p>364,5362</text:p>
          </table:table-cell>
        </table:table-row>
        <table:table-row table:style-name="ro1">
          <table:table-cell office:value-type="string" calcext:value-type="string">
            <text:p>MPI Processos #4</text:p>
          </table:table-cell>
          <table:table-cell table:formula="of:=[.B18]*1000" office:value-type="float" office:value="82.8836" calcext:value-type="float">
            <text:p>82,884</text:p>
          </table:table-cell>
          <table:table-cell table:formula="of:=[.C18]*1000" office:value-type="float" office:value="0.1708" calcext:value-type="float">
            <text:p>0,171</text:p>
          </table:table-cell>
          <table:table-cell table:formula="of:=[.B3]+[.C3]" office:value-type="float" office:value="83.0544" calcext:value-type="float">
            <text:p>83,0544</text:p>
          </table:table-cell>
        </table:table-row>
        <table:table-row table:style-name="ro1">
          <table:table-cell office:value-type="string" calcext:value-type="string">
            <text:p>MPI Processos #8</text:p>
          </table:table-cell>
          <table:table-cell table:formula="of:=[.B19]*1000" office:value-type="float" office:value="7.313" calcext:value-type="float">
            <text:p>7,313</text:p>
          </table:table-cell>
          <table:table-cell table:formula="of:=[.C19]*1000" office:value-type="float" office:value="0.189" calcext:value-type="float">
            <text:p>0,189</text:p>
          </table:table-cell>
          <table:table-cell table:formula="of:=[.B4]+[.C4]" office:value-type="float" office:value="7.502" calcext:value-type="float">
            <text:p>7,502</text:p>
          </table:table-cell>
        </table:table-row>
        <table:table-row table:style-name="ro1">
          <table:table-cell office:value-type="string" calcext:value-type="string">
            <text:p>MPI Processos #16</text:p>
          </table:table-cell>
          <table:table-cell table:formula="of:=[.B20]*1000" office:value-type="float" office:value="8.2416" calcext:value-type="float">
            <text:p>8,242</text:p>
          </table:table-cell>
          <table:table-cell table:formula="of:=[.C20]*1000" office:value-type="float" office:value="0.1982" calcext:value-type="float">
            <text:p>0,198</text:p>
          </table:table-cell>
          <table:table-cell table:formula="of:=[.B5]+[.C5]" office:value-type="float" office:value="8.4398" calcext:value-type="float">
            <text:p>8,4398</text:p>
          </table:table-cell>
        </table:table-row>
        <table:table-row table:style-name="ro1">
          <table:table-cell office:value-type="string" calcext:value-type="string">
            <text:p>MPI Processos #32</text:p>
          </table:table-cell>
          <table:table-cell table:formula="of:=[.B21]*1000" office:value-type="float" office:value="4.9782" calcext:value-type="float">
            <text:p>4,978</text:p>
          </table:table-cell>
          <table:table-cell table:formula="of:=[.C21]*1000" office:value-type="float" office:value="0.1984" calcext:value-type="float">
            <text:p>0,198</text:p>
          </table:table-cell>
          <table:table-cell table:formula="of:=[.B6]+[.C6]" office:value-type="float" office:value="5.1766" calcext:value-type="float">
            <text:p>5,1766</text:p>
          </table:table-cell>
        </table:table-row>
        <table:table-row table:style-name="ro1">
          <table:table-cell office:value-type="string" calcext:value-type="string">
            <text:p>OpenMP Threads #2</text:p>
          </table:table-cell>
          <table:table-cell table:style-name="Default" office:value-type="float" office:value="2.367" calcext:value-type="float">
            <text:p>2,367</text:p>
          </table:table-cell>
          <table:table-cell table:style-name="Default" office:value-type="float" office:value="0.554" calcext:value-type="float">
            <text:p>0,554</text:p>
          </table:table-cell>
          <table:table-cell table:formula="of:=[.B7]+[.C7]" office:value-type="float" office:value="2.921" calcext:value-type="float">
            <text:p>2,921</text:p>
          </table:table-cell>
        </table:table-row>
        <table:table-row table:style-name="ro1">
          <table:table-cell office:value-type="string" calcext:value-type="string">
            <text:p>OpenMPThreads #4</text:p>
          </table:table-cell>
          <table:table-cell table:style-name="Default" office:value-type="float" office:value="2.133" calcext:value-type="float">
            <text:p>2,133</text:p>
          </table:table-cell>
          <table:table-cell table:style-name="Default" office:value-type="float" office:value="0.502" calcext:value-type="float">
            <text:p>0,502</text:p>
          </table:table-cell>
          <table:table-cell table:formula="of:=[.B8]+[.C8]" office:value-type="float" office:value="2.635" calcext:value-type="float">
            <text:p>2,635</text:p>
          </table:table-cell>
        </table:table-row>
        <table:table-row table:style-name="ro1">
          <table:table-cell office:value-type="string" calcext:value-type="string">
            <text:p>OpenMP Threads #8</text:p>
          </table:table-cell>
          <table:table-cell table:style-name="Default" office:value-type="float" office:value="2.339" calcext:value-type="float">
            <text:p>2,339</text:p>
          </table:table-cell>
          <table:table-cell table:style-name="Default" office:value-type="float" office:value="0.606" calcext:value-type="float">
            <text:p>0,606</text:p>
          </table:table-cell>
          <table:table-cell table:formula="of:=[.B9]+[.C9]" office:value-type="float" office:value="2.945" calcext:value-type="float">
            <text:p>2,945</text:p>
          </table:table-cell>
        </table:table-row>
        <table:table-row table:style-name="ro1">
          <table:table-cell office:value-type="string" calcext:value-type="string">
            <text:p>OpenMP Threads #16</text:p>
          </table:table-cell>
          <table:table-cell table:style-name="Default" office:value-type="float" office:value="2.592" calcext:value-type="float">
            <text:p>2,592</text:p>
          </table:table-cell>
          <table:table-cell table:style-name="Default" office:value-type="float" office:value="2.938" calcext:value-type="float">
            <text:p>2,938</text:p>
          </table:table-cell>
          <table:table-cell table:formula="of:=[.B10]+[.C10]" office:value-type="float" office:value="5.53" calcext:value-type="float">
            <text:p>5,53</text:p>
          </table:table-cell>
        </table:table-row>
        <table:table-row table:style-name="ro1">
          <table:table-cell office:value-type="string" calcext:value-type="string">
            <text:p>OpenMP Threads #32</text:p>
          </table:table-cell>
          <table:table-cell table:style-name="Default" office:value-type="float" office:value="4.099" calcext:value-type="float">
            <text:p>4,099</text:p>
          </table:table-cell>
          <table:table-cell table:style-name="Default" office:value-type="float" office:value="3.438" calcext:value-type="float">
            <text:p>3,438</text:p>
          </table:table-cell>
          <table:table-cell table:formula="of:=[.B11]+[.C11]" office:value-type="float" office:value="7.537" calcext:value-type="float">
            <text:p>7,537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table:formula="of:=[resultados.D18]*1000" office:value-type="float" office:value="4.544" calcext:value-type="float">
            <text:p>4,544</text:p>
          </table:table-cell>
          <table:table-cell table:formula="of:=[resultados.D19]*1000" office:value-type="float" office:value="0.277" calcext:value-type="float">
            <text:p>0,277</text:p>
          </table:table-cell>
          <table:table-cell table:formula="of:=[.B12]+[.C12]" office:value-type="float" office:value="4.821" calcext:value-type="float">
            <text:p>4,821</text:p>
          </table:table-cell>
        </table:table-row>
        <table:table-row table:style-name="ro1" table:number-rows-repeated="4"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Threads #2</text:p>
          </table:table-cell>
          <table:table-cell office:value-type="float" office:value="0.3643944" calcext:value-type="float">
            <text:p>0,364</text:p>
          </table:table-cell>
          <table:table-cell office:value-type="float" office:value="0.0001418" calcext:value-type="float">
            <text:p>0,000</text:p>
          </table:table-cell>
          <table:table-cell/>
        </table:table-row>
        <table:table-row table:style-name="ro1">
          <table:table-cell office:value-type="string" calcext:value-type="string">
            <text:p>Threads #4</text:p>
          </table:table-cell>
          <table:table-cell office:value-type="float" office:value="0.0828836" calcext:value-type="float">
            <text:p>0,083</text:p>
          </table:table-cell>
          <table:table-cell office:value-type="float" office:value="0.0001708" calcext:value-type="float">
            <text:p>0,000</text:p>
          </table:table-cell>
          <table:table-cell/>
        </table:table-row>
        <table:table-row table:style-name="ro1">
          <table:table-cell office:value-type="string" calcext:value-type="string">
            <text:p>Threads #8</text:p>
          </table:table-cell>
          <table:table-cell office:value-type="float" office:value="0.007313" calcext:value-type="float">
            <text:p>0,007</text:p>
          </table:table-cell>
          <table:table-cell office:value-type="float" office:value="0.000189" calcext:value-type="float">
            <text:p>0,000</text:p>
          </table:table-cell>
          <table:table-cell/>
        </table:table-row>
        <table:table-row table:style-name="ro1">
          <table:table-cell office:value-type="string" calcext:value-type="string">
            <text:p>Threads #16</text:p>
          </table:table-cell>
          <table:table-cell office:value-type="float" office:value="0.0082416" calcext:value-type="float">
            <text:p>0,008</text:p>
          </table:table-cell>
          <table:table-cell office:value-type="float" office:value="0.0001982" calcext:value-type="float">
            <text:p>0,000</text:p>
          </table:table-cell>
          <table:table-cell/>
        </table:table-row>
        <table:table-row table:style-name="ro1">
          <table:table-cell office:value-type="string" calcext:value-type="string">
            <text:p>Threads #32</text:p>
          </table:table-cell>
          <table:table-cell office:value-type="float" office:value="0.0049782" calcext:value-type="float">
            <text:p>0,005</text:p>
          </table:table-cell>
          <table:table-cell office:value-type="float" office:value="0.0001984" calcext:value-type="float">
            <text:p>0,000</text:p>
          </table:table-cell>
          <table:table-cell/>
        </table:table-row>
      </table:table>
      <table:table table:name="800" table:style-name="ta1">
        <table:shapes>
          <draw:frame draw:z-index="0" draw:style-name="gr1" draw:text-style-name="P1" svg:width="159.99mm" svg:height="89.99mm" svg:x="109.76mm" svg:y="11.62mm">
            <draw:object draw:notify-on-update-of-ranges="'800'.A1:'800'.A1 '800'.A2:'800'.A12 '800'.B1:'800'.B1 '800'.B2:'800'.B12 '800'.C1:'800'.C1 '800'.C2:'800'.C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6" table:default-cell-style-name="Default"/>
        <table:table-column table:style-name="co1" table:number-columns-repeated="2" table:default-cell-style-name="ce11"/>
        <table:table-column table:style-name="co1" table:default-cell-style-name="Default"/>
        <table:table-row table:style-name="ro1">
          <table:table-cell/>
          <table:table-cell table:style-name="Default" office:value-type="string" calcext:value-type="string">
            <text:p>Bubble</text:p>
          </table:table-cell>
          <table:table-cell table:style-name="Default" office:value-type="string" calcext:value-type="string">
            <text:p>Merge</text:p>
          </table:table-cell>
          <table:table-cell/>
        </table:table-row>
        <table:table-row table:style-name="ro1">
          <table:table-cell office:value-type="string" calcext:value-type="string">
            <text:p>MPI Processos #2</text:p>
          </table:table-cell>
          <table:table-cell table:formula="of:=[.B17]*1000" office:value-type="float" office:value="1887.0642" calcext:value-type="float">
            <text:p>1887,0642</text:p>
          </table:table-cell>
          <table:table-cell table:formula="of:=[.C17]*1000" office:value-type="float" office:value="0.2142" calcext:value-type="float">
            <text:p>0,2142</text:p>
          </table:table-cell>
          <table:table-cell table:formula="of:=[.B2]+[.C2]" office:value-type="float" office:value="1887.2784" calcext:value-type="float">
            <text:p>1887,2784</text:p>
          </table:table-cell>
        </table:table-row>
        <table:table-row table:style-name="ro1">
          <table:table-cell office:value-type="string" calcext:value-type="string">
            <text:p>MPI Processos #4</text:p>
          </table:table-cell>
          <table:table-cell table:formula="of:=[.B18]*1000" office:value-type="float" office:value="430.4964" calcext:value-type="float">
            <text:p>430,4964</text:p>
          </table:table-cell>
          <table:table-cell table:formula="of:=[.C18]*1000" office:value-type="float" office:value="0.2528" calcext:value-type="float">
            <text:p>0,2528</text:p>
          </table:table-cell>
          <table:table-cell table:formula="of:=[.B3]+[.C3]" office:value-type="float" office:value="430.7492" calcext:value-type="float">
            <text:p>430,7492</text:p>
          </table:table-cell>
        </table:table-row>
        <table:table-row table:style-name="ro1">
          <table:table-cell office:value-type="string" calcext:value-type="string">
            <text:p>MPI Processos #8</text:p>
          </table:table-cell>
          <table:table-cell table:formula="of:=[.B19]*1000" office:value-type="float" office:value="83.748" calcext:value-type="float">
            <text:p>83,7480</text:p>
          </table:table-cell>
          <table:table-cell table:formula="of:=[.C19]*1000" office:value-type="float" office:value="0.2752" calcext:value-type="float">
            <text:p>0,2752</text:p>
          </table:table-cell>
          <table:table-cell table:formula="of:=[.B4]+[.C4]" office:value-type="float" office:value="84.0232" calcext:value-type="float">
            <text:p>84,0232</text:p>
          </table:table-cell>
        </table:table-row>
        <table:table-row table:style-name="ro1">
          <table:table-cell office:value-type="string" calcext:value-type="string">
            <text:p>MPI Processos #16</text:p>
          </table:table-cell>
          <table:table-cell table:formula="of:=[.B20]*1000" office:value-type="float" office:value="12.8254" calcext:value-type="float">
            <text:p>12,8254</text:p>
          </table:table-cell>
          <table:table-cell table:formula="of:=[.C20]*1000" office:value-type="float" office:value="0.3218" calcext:value-type="float">
            <text:p>0,3218</text:p>
          </table:table-cell>
          <table:table-cell table:formula="of:=[.B5]+[.C5]" office:value-type="float" office:value="13.1472" calcext:value-type="float">
            <text:p>13,1472</text:p>
          </table:table-cell>
        </table:table-row>
        <table:table-row table:style-name="ro1">
          <table:table-cell office:value-type="string" calcext:value-type="string">
            <text:p>MPI Processos #32</text:p>
          </table:table-cell>
          <table:table-cell table:formula="of:=[.B21]*1000" office:value-type="float" office:value="9.6696" calcext:value-type="float">
            <text:p>9,6696</text:p>
          </table:table-cell>
          <table:table-cell table:formula="of:=[.C21]*1000" office:value-type="float" office:value="0.3414" calcext:value-type="float">
            <text:p>0,3414</text:p>
          </table:table-cell>
          <table:table-cell table:formula="of:=[.B6]+[.C6]" office:value-type="float" office:value="10.011" calcext:value-type="float">
            <text:p>10,011</text:p>
          </table:table-cell>
        </table:table-row>
        <table:table-row table:style-name="ro1">
          <table:table-cell office:value-type="string" calcext:value-type="string">
            <text:p>OpenMP Threads #2</text:p>
          </table:table-cell>
          <table:table-cell table:style-name="Default" office:value-type="float" office:value="9.081" calcext:value-type="float">
            <text:p>9,081</text:p>
          </table:table-cell>
          <table:table-cell table:style-name="Default" office:value-type="float" office:value="0.898" calcext:value-type="float">
            <text:p>0,898</text:p>
          </table:table-cell>
          <table:table-cell table:formula="of:=[.B7]+[.C7]" office:value-type="float" office:value="9.979" calcext:value-type="float">
            <text:p>9,979</text:p>
          </table:table-cell>
        </table:table-row>
        <table:table-row table:style-name="ro1">
          <table:table-cell office:value-type="string" calcext:value-type="string">
            <text:p>OpenMPThreads #4</text:p>
          </table:table-cell>
          <table:table-cell table:style-name="Default" office:value-type="float" office:value="9.283" calcext:value-type="float">
            <text:p>9,283</text:p>
          </table:table-cell>
          <table:table-cell table:style-name="Default" office:value-type="float" office:value="0.822" calcext:value-type="float">
            <text:p>0,822</text:p>
          </table:table-cell>
          <table:table-cell table:formula="of:=[.B8]+[.C8]" office:value-type="float" office:value="10.105" calcext:value-type="float">
            <text:p>10,105</text:p>
          </table:table-cell>
        </table:table-row>
        <table:table-row table:style-name="ro1">
          <table:table-cell office:value-type="string" calcext:value-type="string">
            <text:p>OpenMP Threads #8</text:p>
          </table:table-cell>
          <table:table-cell table:style-name="Default" office:value-type="float" office:value="8.058" calcext:value-type="float">
            <text:p>8,058</text:p>
          </table:table-cell>
          <table:table-cell table:style-name="Default" office:value-type="float" office:value="1.73" calcext:value-type="float">
            <text:p>1,73</text:p>
          </table:table-cell>
          <table:table-cell table:formula="of:=[.B9]+[.C9]" office:value-type="float" office:value="9.788" calcext:value-type="float">
            <text:p>9,788</text:p>
          </table:table-cell>
        </table:table-row>
        <table:table-row table:style-name="ro1">
          <table:table-cell office:value-type="string" calcext:value-type="string">
            <text:p>OpenMP Threads #16</text:p>
          </table:table-cell>
          <table:table-cell table:style-name="Default" office:value-type="float" office:value="8.131" calcext:value-type="float">
            <text:p>8,131</text:p>
          </table:table-cell>
          <table:table-cell table:style-name="Default" office:value-type="float" office:value="1.193" calcext:value-type="float">
            <text:p>1,193</text:p>
          </table:table-cell>
          <table:table-cell table:formula="of:=[.B10]+[.C10]" office:value-type="float" office:value="9.324" calcext:value-type="float">
            <text:p>9,324</text:p>
          </table:table-cell>
        </table:table-row>
        <table:table-row table:style-name="ro1">
          <table:table-cell office:value-type="string" calcext:value-type="string">
            <text:p>OpenMP Threads #32</text:p>
          </table:table-cell>
          <table:table-cell table:style-name="Default" office:value-type="float" office:value="9.621" calcext:value-type="float">
            <text:p>9,621</text:p>
          </table:table-cell>
          <table:table-cell table:style-name="Default" office:value-type="float" office:value="8.007" calcext:value-type="float">
            <text:p>8,007</text:p>
          </table:table-cell>
          <table:table-cell table:formula="of:=[.B11]+[.C11]" office:value-type="float" office:value="17.628" calcext:value-type="float">
            <text:p>17,628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table:formula="of:=[resultados.E18]*1000" office:value-type="float" office:value="16.314" calcext:value-type="float">
            <text:p>16,3140</text:p>
          </table:table-cell>
          <table:table-cell table:formula="of:=[resultados.E19]*1000" office:value-type="float" office:value="0.482" calcext:value-type="float">
            <text:p>0,4820</text:p>
          </table:table-cell>
          <table:table-cell table:formula="of:=[.B12]+[.C12]" office:value-type="float" office:value="16.796" calcext:value-type="float">
            <text:p>16,796</text:p>
          </table:table-cell>
        </table:table-row>
        <table:table-row table:style-name="ro1" table:number-rows-repeated="4"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Threads #2</text:p>
          </table:table-cell>
          <table:table-cell office:value-type="float" office:value="1.8870642" calcext:value-type="float">
            <text:p>1,8871</text:p>
          </table:table-cell>
          <table:table-cell office:value-type="float" office:value="0.0002142" calcext:value-type="float">
            <text:p>0,0002</text:p>
          </table:table-cell>
          <table:table-cell/>
        </table:table-row>
        <table:table-row table:style-name="ro1">
          <table:table-cell office:value-type="string" calcext:value-type="string">
            <text:p>Threads #4</text:p>
          </table:table-cell>
          <table:table-cell office:value-type="float" office:value="0.4304964" calcext:value-type="float">
            <text:p>0,4305</text:p>
          </table:table-cell>
          <table:table-cell office:value-type="float" office:value="0.0002528" calcext:value-type="float">
            <text:p>0,0003</text:p>
          </table:table-cell>
          <table:table-cell/>
        </table:table-row>
        <table:table-row table:style-name="ro1">
          <table:table-cell office:value-type="string" calcext:value-type="string">
            <text:p>Threads #8</text:p>
          </table:table-cell>
          <table:table-cell office:value-type="float" office:value="0.083748" calcext:value-type="float">
            <text:p>0,0837</text:p>
          </table:table-cell>
          <table:table-cell office:value-type="float" office:value="0.0002752" calcext:value-type="float">
            <text:p>0,0003</text:p>
          </table:table-cell>
          <table:table-cell/>
        </table:table-row>
        <table:table-row table:style-name="ro1">
          <table:table-cell office:value-type="string" calcext:value-type="string">
            <text:p>Threads #16</text:p>
          </table:table-cell>
          <table:table-cell office:value-type="float" office:value="0.0128254" calcext:value-type="float">
            <text:p>0,0128</text:p>
          </table:table-cell>
          <table:table-cell office:value-type="float" office:value="0.0003218" calcext:value-type="float">
            <text:p>0,0003</text:p>
          </table:table-cell>
          <table:table-cell/>
        </table:table-row>
        <table:table-row table:style-name="ro1">
          <table:table-cell office:value-type="string" calcext:value-type="string">
            <text:p>Threads #32</text:p>
          </table:table-cell>
          <table:table-cell office:value-type="float" office:value="0.0096696" calcext:value-type="float">
            <text:p>0,0097</text:p>
          </table:table-cell>
          <table:table-cell office:value-type="float" office:value="0.0003414" calcext:value-type="float">
            <text:p>0,0003</text:p>
          </table:table-cell>
          <table:table-cell/>
        </table:table-row>
      </table:table>
      <table:table table:name="1600" table:style-name="ta1">
        <table:shapes>
          <draw:frame draw:z-index="0" draw:style-name="gr1" draw:text-style-name="P1" svg:width="159.99mm" svg:height="89.99mm" svg:x="114.64mm" svg:y="11.47mm">
            <draw:object draw:notify-on-update-of-ranges="'1600'.A1:'1600'.A1 '1600'.A2:'1600'.A12 '1600'.B1:'1600'.B1 '1600'.B2:'1600'.B12 '1600'.C1:'1600'.C1 '1600'.C2:'1600'.C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7" table:default-cell-style-name="Default"/>
        <table:table-column table:style-name="co1" table:number-columns-repeated="2" table:default-cell-style-name="ce11"/>
        <table:table-column table:style-name="co1" table:default-cell-style-name="Default"/>
        <table:table-row table:style-name="ro1">
          <table:table-cell/>
          <table:table-cell table:style-name="Default" office:value-type="string" calcext:value-type="string">
            <text:p>Bubble</text:p>
          </table:table-cell>
          <table:table-cell table:style-name="Default" office:value-type="string" calcext:value-type="string">
            <text:p>Merge</text:p>
          </table:table-cell>
          <table:table-cell/>
        </table:table-row>
        <table:table-row table:style-name="ro1">
          <table:table-cell office:value-type="string" calcext:value-type="string">
            <text:p>Processos #2</text:p>
          </table:table-cell>
          <table:table-cell table:formula="of:=[.B17]*1000" office:value-type="float" office:value="8924.2948" calcext:value-type="float">
            <text:p>8924,2948</text:p>
          </table:table-cell>
          <table:table-cell table:formula="of:=[.C17]*1000" office:value-type="float" office:value="0.6104" calcext:value-type="float">
            <text:p>0,6104</text:p>
          </table:table-cell>
          <table:table-cell table:formula="of:=[.B2]+[.C2]" office:value-type="float" office:value="8924.9052" calcext:value-type="float">
            <text:p>8924,9052</text:p>
          </table:table-cell>
        </table:table-row>
        <table:table-row table:style-name="ro1">
          <table:table-cell office:value-type="string" calcext:value-type="string">
            <text:p>Processos #4</text:p>
          </table:table-cell>
          <table:table-cell table:formula="of:=[.B18]*1000" office:value-type="float" office:value="2116.6934" calcext:value-type="float">
            <text:p>2116,6934</text:p>
          </table:table-cell>
          <table:table-cell table:formula="of:=[.C18]*1000" office:value-type="float" office:value="0.7106" calcext:value-type="float">
            <text:p>0,7106</text:p>
          </table:table-cell>
          <table:table-cell table:formula="of:=[.B3]+[.C3]" office:value-type="float" office:value="2117.404" calcext:value-type="float">
            <text:p>2117,404</text:p>
          </table:table-cell>
        </table:table-row>
        <table:table-row table:style-name="ro1">
          <table:table-cell office:value-type="string" calcext:value-type="string">
            <text:p>Processos #8</text:p>
          </table:table-cell>
          <table:table-cell table:formula="of:=[.B19]*1000" office:value-type="float" office:value="506.599" calcext:value-type="float">
            <text:p>506,5990</text:p>
          </table:table-cell>
          <table:table-cell table:formula="of:=[.C19]*1000" office:value-type="float" office:value="0.8116" calcext:value-type="float">
            <text:p>0,8116</text:p>
          </table:table-cell>
          <table:table-cell table:formula="of:=[.B4]+[.C4]" office:value-type="float" office:value="507.4106" calcext:value-type="float">
            <text:p>507,4106</text:p>
          </table:table-cell>
        </table:table-row>
        <table:table-row table:style-name="ro1">
          <table:table-cell office:value-type="string" calcext:value-type="string">
            <text:p>Processos #16</text:p>
          </table:table-cell>
          <table:table-cell table:formula="of:=[.B20]*1000" office:value-type="float" office:value="101.3186" calcext:value-type="float">
            <text:p>101,3186</text:p>
          </table:table-cell>
          <table:table-cell table:formula="of:=[.C20]*1000" office:value-type="float" office:value="0.8448" calcext:value-type="float">
            <text:p>0,8448</text:p>
          </table:table-cell>
          <table:table-cell table:formula="of:=[.B5]+[.C5]" office:value-type="float" office:value="102.1634" calcext:value-type="float">
            <text:p>102,1634</text:p>
          </table:table-cell>
        </table:table-row>
        <table:table-row table:style-name="ro1">
          <table:table-cell office:value-type="string" calcext:value-type="string">
            <text:p>Processos #32</text:p>
          </table:table-cell>
          <table:table-cell table:formula="of:=[.B21]*1000" office:value-type="float" office:value="22.6586" calcext:value-type="float">
            <text:p>22,6586</text:p>
          </table:table-cell>
          <table:table-cell table:formula="of:=[.C21]*1000" office:value-type="float" office:value="0.893" calcext:value-type="float">
            <text:p>0,8930</text:p>
          </table:table-cell>
          <table:table-cell table:formula="of:=[.B6]+[.C6]" office:value-type="float" office:value="23.5516" calcext:value-type="float">
            <text:p>23,5516</text:p>
          </table:table-cell>
        </table:table-row>
        <table:table-row table:style-name="ro1">
          <table:table-cell office:value-type="string" calcext:value-type="string">
            <text:p>Threads #2</text:p>
          </table:table-cell>
          <table:table-cell table:style-name="Default" office:value-type="float" office:value="32.029" calcext:value-type="float">
            <text:p>32,029</text:p>
          </table:table-cell>
          <table:table-cell table:style-name="Default" office:value-type="float" office:value="1.391" calcext:value-type="float">
            <text:p>1,391</text:p>
          </table:table-cell>
          <table:table-cell table:formula="of:=[.B7]+[.C7]" office:value-type="float" office:value="33.42" calcext:value-type="float">
            <text:p>33,42</text:p>
          </table:table-cell>
        </table:table-row>
        <table:table-row table:style-name="ro1">
          <table:table-cell office:value-type="string" calcext:value-type="string">
            <text:p>Threads #4</text:p>
          </table:table-cell>
          <table:table-cell table:style-name="Default" office:value-type="float" office:value="32.254" calcext:value-type="float">
            <text:p>32,254</text:p>
          </table:table-cell>
          <table:table-cell table:style-name="Default" office:value-type="float" office:value="1.343" calcext:value-type="float">
            <text:p>1,343</text:p>
          </table:table-cell>
          <table:table-cell table:formula="of:=[.B8]+[.C8]" office:value-type="float" office:value="33.597" calcext:value-type="float">
            <text:p>33,597</text:p>
          </table:table-cell>
        </table:table-row>
        <table:table-row table:style-name="ro1">
          <table:table-cell office:value-type="string" calcext:value-type="string">
            <text:p>Threads #8</text:p>
          </table:table-cell>
          <table:table-cell table:style-name="Default" office:value-type="float" office:value="33.471" calcext:value-type="float">
            <text:p>33,471</text:p>
          </table:table-cell>
          <table:table-cell table:style-name="Default" office:value-type="float" office:value="2.652" calcext:value-type="float">
            <text:p>2,652</text:p>
          </table:table-cell>
          <table:table-cell table:formula="of:=[.B9]+[.C9]" office:value-type="float" office:value="36.123" calcext:value-type="float">
            <text:p>36,123</text:p>
          </table:table-cell>
        </table:table-row>
        <table:table-row table:style-name="ro1">
          <table:table-cell office:value-type="string" calcext:value-type="string">
            <text:p>Threads #16</text:p>
          </table:table-cell>
          <table:table-cell table:style-name="Default" office:value-type="float" office:value="30.58" calcext:value-type="float">
            <text:p>30,58</text:p>
          </table:table-cell>
          <table:table-cell table:style-name="Default" office:value-type="float" office:value="2.559" calcext:value-type="float">
            <text:p>2,559</text:p>
          </table:table-cell>
          <table:table-cell table:formula="of:=[.B10]+[.C10]" office:value-type="float" office:value="33.139" calcext:value-type="float">
            <text:p>33,139</text:p>
          </table:table-cell>
        </table:table-row>
        <table:table-row table:style-name="ro1">
          <table:table-cell office:value-type="string" calcext:value-type="string">
            <text:p>Threads #32</text:p>
          </table:table-cell>
          <table:table-cell table:style-name="Default" office:value-type="float" office:value="33.439" calcext:value-type="float">
            <text:p>33,439</text:p>
          </table:table-cell>
          <table:table-cell table:style-name="Default" office:value-type="float" office:value="5.885" calcext:value-type="float">
            <text:p>5,885</text:p>
          </table:table-cell>
          <table:table-cell table:formula="of:=[.B11]+[.C11]" office:value-type="float" office:value="39.324" calcext:value-type="float">
            <text:p>39,324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table:formula="of:=[resultados.F18]*1000" office:value-type="float" office:value="62.586" calcext:value-type="float">
            <text:p>62,5860</text:p>
          </table:table-cell>
          <table:table-cell table:formula="of:=[resultados.F19]*1000" office:value-type="float" office:value="0.802" calcext:value-type="float">
            <text:p>0,8020</text:p>
          </table:table-cell>
          <table:table-cell table:formula="of:=[.B12]+[.C12]" office:value-type="float" office:value="63.388" calcext:value-type="float">
            <text:p>63,388</text:p>
          </table:table-cell>
        </table:table-row>
        <table:table-row table:style-name="ro1" table:number-rows-repeated="4"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Threads #2</text:p>
          </table:table-cell>
          <table:table-cell office:value-type="float" office:value="8.9242948" calcext:value-type="float">
            <text:p>8,9243</text:p>
          </table:table-cell>
          <table:table-cell office:value-type="float" office:value="0.0006104" calcext:value-type="float">
            <text:p>0,0006</text:p>
          </table:table-cell>
          <table:table-cell/>
        </table:table-row>
        <table:table-row table:style-name="ro1">
          <table:table-cell office:value-type="string" calcext:value-type="string">
            <text:p>Threads #4</text:p>
          </table:table-cell>
          <table:table-cell office:value-type="float" office:value="2.1166934" calcext:value-type="float">
            <text:p>2,1167</text:p>
          </table:table-cell>
          <table:table-cell office:value-type="float" office:value="0.0007106" calcext:value-type="float">
            <text:p>0,0007</text:p>
          </table:table-cell>
          <table:table-cell/>
        </table:table-row>
        <table:table-row table:style-name="ro1">
          <table:table-cell office:value-type="string" calcext:value-type="string">
            <text:p>Threads #8</text:p>
          </table:table-cell>
          <table:table-cell office:value-type="float" office:value="0.506599" calcext:value-type="float">
            <text:p>0,5066</text:p>
          </table:table-cell>
          <table:table-cell office:value-type="float" office:value="0.0008116" calcext:value-type="float">
            <text:p>0,0008</text:p>
          </table:table-cell>
          <table:table-cell/>
        </table:table-row>
        <table:table-row table:style-name="ro1">
          <table:table-cell office:value-type="string" calcext:value-type="string">
            <text:p>Threads #16</text:p>
          </table:table-cell>
          <table:table-cell office:value-type="float" office:value="0.1013186" calcext:value-type="float">
            <text:p>0,1013</text:p>
          </table:table-cell>
          <table:table-cell office:value-type="float" office:value="0.0008448" calcext:value-type="float">
            <text:p>0,0008</text:p>
          </table:table-cell>
          <table:table-cell/>
        </table:table-row>
        <table:table-row table:style-name="ro1">
          <table:table-cell office:value-type="string" calcext:value-type="string">
            <text:p>Threads #32</text:p>
          </table:table-cell>
          <table:table-cell office:value-type="float" office:value="0.0226586" calcext:value-type="float">
            <text:p>0,0227</text:p>
          </table:table-cell>
          <table:table-cell office:value-type="float" office:value="0.000893" calcext:value-type="float">
            <text:p>0,0009</text:p>
          </table:table-cell>
          <table:table-cell/>
        </table:table-row>
      </table:table>
      <table:table table:name="total" table:style-name="ta1">
        <table:shapes>
          <draw:frame draw:z-index="0" draw:style-name="gr1" draw:text-style-name="P1" svg:width="191.05mm" svg:height="98.09mm" svg:x="122.81mm" svg:y="8.03mm">
            <draw:object draw:notify-on-update-of-ranges="total.B1:total.E1 total.B1:total.E1 total.A2:total.A2 total.B2:total.E2 total.B1:total.E1 total.A3:total.A3 total.B3:total.E3 total.B1:total.E1 total.A4:total.A4 total.B4:total.E4 total.B1:total.E1 total.A5:total.A5 total.B5:total.E5 total.B1:total.E1 total.A6:total.A6 total.B6:total.E6 total.B1:total.E1 total.A12:total.A12 total.B12:total.E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8" table:default-cell-style-name="Default"/>
        <table:table-column table:style-name="co1" table:number-columns-repeated="4" table:default-cell-style-name="ce11"/>
        <table:table-row table:style-name="ro1">
          <table:table-cell/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Processos #2</text:p>
          </table:table-cell>
          <table:table-cell table:formula="of:=[resultados.C5]" office:value-type="float" office:value="72.7364" calcext:value-type="float">
            <text:p>72,7364</text:p>
          </table:table-cell>
          <table:table-cell table:formula="of:=[resultados.D5]" office:value-type="float" office:value="364.5362" calcext:value-type="float">
            <text:p>364,5362</text:p>
          </table:table-cell>
          <table:table-cell table:formula="of:=[resultados.E5]" office:value-type="float" office:value="1887.2784" calcext:value-type="float">
            <text:p>1887,2784</text:p>
          </table:table-cell>
          <table:table-cell table:formula="of:=[resultados.F5]" office:value-type="float" office:value="8924.9052" calcext:value-type="float">
            <text:p>8924,9052</text:p>
          </table:table-cell>
        </table:table-row>
        <table:table-row table:style-name="ro1">
          <table:table-cell office:value-type="string" calcext:value-type="string">
            <text:p>Processos #4</text:p>
          </table:table-cell>
          <table:table-cell table:formula="of:=[resultados.C8]" office:value-type="float" office:value="15.8024" calcext:value-type="float">
            <text:p>15,8024</text:p>
          </table:table-cell>
          <table:table-cell table:formula="of:=[resultados.D8]" office:value-type="float" office:value="83.0544" calcext:value-type="float">
            <text:p>83,0544</text:p>
          </table:table-cell>
          <table:table-cell table:formula="of:=[resultados.E8]" office:value-type="float" office:value="430.7492" calcext:value-type="float">
            <text:p>430,7492</text:p>
          </table:table-cell>
          <table:table-cell table:formula="of:=[resultados.F8]" office:value-type="float" office:value="2117.404" calcext:value-type="float">
            <text:p>2117,4040</text:p>
          </table:table-cell>
        </table:table-row>
        <table:table-row table:style-name="ro1">
          <table:table-cell office:value-type="string" calcext:value-type="string">
            <text:p>Processos #8</text:p>
          </table:table-cell>
          <table:table-cell table:formula="of:=[resultados.C11]" office:value-type="float" office:value="7.0382" calcext:value-type="float">
            <text:p>7,0382</text:p>
          </table:table-cell>
          <table:table-cell table:formula="of:=[resultados.D11]" office:value-type="float" office:value="7.502" calcext:value-type="float">
            <text:p>7,5020</text:p>
          </table:table-cell>
          <table:table-cell table:formula="of:=[resultados.E11]" office:value-type="float" office:value="84.0232" calcext:value-type="float">
            <text:p>84,0232</text:p>
          </table:table-cell>
          <table:table-cell table:formula="of:=[resultados.F11]" office:value-type="float" office:value="507.4106" calcext:value-type="float">
            <text:p>507,4106</text:p>
          </table:table-cell>
        </table:table-row>
        <table:table-row table:style-name="ro1">
          <table:table-cell office:value-type="string" calcext:value-type="string">
            <text:p>Processos #16</text:p>
          </table:table-cell>
          <table:table-cell table:formula="of:=[resultados.C14]" office:value-type="float" office:value="0.2644" calcext:value-type="float">
            <text:p>0,2644</text:p>
          </table:table-cell>
          <table:table-cell table:formula="of:=[resultados.D14]" office:value-type="float" office:value="8.4398" calcext:value-type="float">
            <text:p>8,4398</text:p>
          </table:table-cell>
          <table:table-cell table:formula="of:=[resultados.E14]" office:value-type="float" office:value="13.1472" calcext:value-type="float">
            <text:p>13,1472</text:p>
          </table:table-cell>
          <table:table-cell table:formula="of:=[resultados.F14]" office:value-type="float" office:value="102.1634" calcext:value-type="float">
            <text:p>102,1634</text:p>
          </table:table-cell>
        </table:table-row>
        <table:table-row table:style-name="ro1">
          <table:table-cell office:value-type="string" calcext:value-type="string">
            <text:p>Processos #32</text:p>
          </table:table-cell>
          <table:table-cell table:formula="of:=[resultados.C17]" office:value-type="float" office:value="3.6266" calcext:value-type="float">
            <text:p>3,6266</text:p>
          </table:table-cell>
          <table:table-cell table:formula="of:=[resultados.D17]" office:value-type="float" office:value="5.1766" calcext:value-type="float">
            <text:p>5,1766</text:p>
          </table:table-cell>
          <table:table-cell table:formula="of:=[resultados.E17]" office:value-type="float" office:value="10.011" calcext:value-type="float">
            <text:p>10,0110</text:p>
          </table:table-cell>
          <table:table-cell table:formula="of:=[resultados.F17]" office:value-type="float" office:value="23.5516" calcext:value-type="float">
            <text:p>23,5516</text:p>
          </table:table-cell>
        </table:table-row>
        <table:table-row table:style-name="ro1">
          <table:table-cell office:value-type="string" calcext:value-type="string">
            <text:p>Threads #2</text:p>
          </table:table-cell>
          <table:table-cell table:style-name="ce13" table:formula="of:=[.B$12]/[.B2]" office:value-type="float" office:value="0.0206774049856743" calcext:value-type="float">
            <text:p>0,02</text:p>
          </table:table-cell>
          <table:table-cell table:style-name="ce13" table:formula="of:=[.C$12]/[.C2]" office:value-type="float" office:value="0.01328263146431" calcext:value-type="float">
            <text:p>0,01</text:p>
          </table:table-cell>
          <table:table-cell table:style-name="ce13" table:formula="of:=[.D$12]/[.D2]" office:value-type="float" office:value="0.0088995878933389" calcext:value-type="float">
            <text:p>0,01</text:p>
          </table:table-cell>
          <table:table-cell table:style-name="ce13" table:formula="of:=[.E$12]/[.E2]" office:value-type="float" office:value="0.0071023723590924" calcext:value-type="float">
            <text:p>0,01</text:p>
          </table:table-cell>
        </table:table-row>
        <table:table-row table:style-name="ro1">
          <table:table-cell office:value-type="string" calcext:value-type="string">
            <text:p>Threads #4</text:p>
          </table:table-cell>
          <table:table-cell table:style-name="ce13" table:formula="of:=[.B$12]/[.B3]" office:value-type="float" office:value="0.0951754163924467" calcext:value-type="float">
            <text:p>0,10</text:p>
          </table:table-cell>
          <table:table-cell table:style-name="ce13" table:formula="of:=[.C$12]/[.C3]" office:value-type="float" office:value="0.0582991388776513" calcext:value-type="float">
            <text:p>0,06</text:p>
          </table:table-cell>
          <table:table-cell table:style-name="ce13" table:formula="of:=[.D$12]/[.D3]" office:value-type="float" office:value="0.0389925274382402" calcext:value-type="float">
            <text:p>0,04</text:p>
          </table:table-cell>
          <table:table-cell table:style-name="ce13" table:formula="of:=[.E$12]/[.E3]" office:value-type="float" office:value="0.0299366582853343" calcext:value-type="float">
            <text:p>0,03</text:p>
          </table:table-cell>
        </table:table-row>
        <table:table-row table:style-name="ro1">
          <table:table-cell office:value-type="string" calcext:value-type="string">
            <text:p>Threads #8</text:p>
          </table:table-cell>
          <table:table-cell table:style-name="ce13" table:formula="of:=[.B$12]/[.B4]" office:value-type="float" office:value="0.213691000539911" calcext:value-type="float">
            <text:p>0,21</text:p>
          </table:table-cell>
          <table:table-cell table:style-name="ce13" table:formula="of:=[.C$12]/[.C4]" office:value-type="float" office:value="0.645427885897094" calcext:value-type="float">
            <text:p>0,65</text:p>
          </table:table-cell>
          <table:table-cell table:style-name="ce13" table:formula="of:=[.D$12]/[.D4]" office:value-type="float" office:value="0.199897171257462" calcext:value-type="float">
            <text:p>0,20</text:p>
          </table:table-cell>
          <table:table-cell table:style-name="ce13" table:formula="of:=[.E$12]/[.E4]" office:value-type="float" office:value="0.124924469453338" calcext:value-type="float">
            <text:p>0,12</text:p>
          </table:table-cell>
        </table:table-row>
        <table:table-row table:style-name="ro1">
          <table:table-cell office:value-type="string" calcext:value-type="string">
            <text:p>Threads #16</text:p>
          </table:table-cell>
          <table:table-cell table:style-name="ce13" table:formula="of:=[.B$12]/[.B5]" office:value-type="float" office:value="5.68835098335855" calcext:value-type="float">
            <text:p>5,69</text:p>
          </table:table-cell>
          <table:table-cell table:style-name="ce13" table:formula="of:=[.C$12]/[.C5]" office:value-type="float" office:value="0.573710277494727" calcext:value-type="float">
            <text:p>0,57</text:p>
          </table:table-cell>
          <table:table-cell table:style-name="ce13" table:formula="of:=[.D$12]/[.D5]" office:value-type="float" office:value="1.27753437994402" calcext:value-type="float">
            <text:p>1,28</text:p>
          </table:table-cell>
          <table:table-cell table:style-name="ce13" table:formula="of:=[.E$12]/[.E5]" office:value-type="float" office:value="0.620457032557648" calcext:value-type="float">
            <text:p>0,62</text:p>
          </table:table-cell>
        </table:table-row>
        <table:table-row table:style-name="ro1">
          <table:table-cell office:value-type="string" calcext:value-type="string">
            <text:p>Threads #32</text:p>
          </table:table-cell>
          <table:table-cell table:style-name="ce13" table:formula="of:=[.B$12]/[.B6]" office:value-type="float" office:value="0.414713505762974" calcext:value-type="float">
            <text:p>0,41</text:p>
          </table:table-cell>
          <table:table-cell table:style-name="ce13" table:formula="of:=[.C$12]/[.C6]" office:value-type="float" office:value="0.935362979561874" calcext:value-type="float">
            <text:p>0,94</text:p>
          </table:table-cell>
          <table:table-cell table:style-name="ce13" table:formula="of:=[.D$12]/[.D6]" office:value-type="float" office:value="1.67775447008291" calcext:value-type="float">
            <text:p>1,68</text:p>
          </table:table-cell>
          <table:table-cell table:style-name="ce13" table:formula="of:=[.E$12]/[.E6]" office:value-type="float" office:value="2.69145196080096" calcext:value-type="float">
            <text:p>2,69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table:formula="of:=[resultados.C20]*1000" office:value-type="float" office:value="1.504" calcext:value-type="float">
            <text:p>1,5040</text:p>
          </table:table-cell>
          <table:table-cell table:formula="of:=[resultados.D20]*1000" office:value-type="float" office:value="4.842" calcext:value-type="float">
            <text:p>4,8420</text:p>
          </table:table-cell>
          <table:table-cell table:formula="of:=[resultados.E20]*1000" office:value-type="float" office:value="16.796" calcext:value-type="float">
            <text:p>16,7960</text:p>
          </table:table-cell>
          <table:table-cell table:formula="of:=[resultados.F20]*1000" office:value-type="float" office:value="63.388" calcext:value-type="float">
            <text:p>63,38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loext:min-decimal-places="14" number:min-integer-digits="1"/>
    </number:number-style>
    <number:number-style style:name="N108">
      <number:number number:decimal-places="15" loext:min-decimal-places="15" number:min-integer-digits="1"/>
    </number:number-style>
    <number:number-style style:name="N109">
      <number:number number:decimal-places="16" loext:min-decimal-places="16" number:min-integer-digits="1"/>
    </number:number-style>
    <number:number-style style:name="N110">
      <number:number number:decimal-places="17" loext:min-decimal-places="17" number:min-integer-digits="1"/>
    </number:number-style>
    <number:number-style style:name="N111">
      <number:number number:decimal-places="18" loext:min-decimal-places="18" number:min-integer-digits="1"/>
    </number:number-style>
    <number:number-style style:name="N112">
      <number:number number:decimal-places="19" loext:min-decimal-places="19" number:min-integer-digits="1"/>
    </number:number-style>
    <number:number-style style:name="N113">
      <number:number number:decimal-places="13" loext:min-decimal-places="13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9" loext:min-decimal-places="9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 number:title="Definido pelo usuário">
      <number:number number:decimal-places="4" loext:min-decimal-places="4" number:min-integer-digits="1"/>
    </number:number-style>
    <number:number-style style:name="N123" number:title="Definido pelo usuário">
      <number:number number:decimal-places="3" loext:min-decimal-places="3" number:min-integer-digits="1"/>
    </number:number-style>
    <number:number-style style:name="N124" number:title="Definido pelo usuário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2">00/00/0000</text:date>, <text:time style:data-style-name="N2" text:time-value="23:01:24.03198285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6T18:27:43.965966009</meta:creation-date>
    <dc:date>2019-07-22T23:46:33.897891186</dc:date>
    <meta:editing-duration>PT4H46M26S</meta:editing-duration>
    <meta:editing-cycles>139</meta:editing-cycles>
    <meta:generator>LibreOffice/6.2.5.2$Linux_X86_64 LibreOffice_project/20$Build-2</meta:generator>
    <meta:document-statistic meta:table-count="6" meta:cell-count="40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 number:title="Definido pelo usuário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Latin Modern Roman'" style:font-style-name="10 Regular" fo:font-size="12pt" style:font-size-asian="10pt" style:font-size-complex="10pt"/>
    </style:style>
    <style:style style:name="ch3" style:family="chart">
      <style:chart-properties chart:stacked="true" chart:connect-bars="tru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7">
      <style:chart-properties chart:display-label="true" chart:logarithmic="true" chart:origin="0" chart:interval-minor-divisor="10" chart:reverse-direction="false" text:line-break="false" loext:try-staggering-first="false" chart:link-data-style-to-source="false" chart:axis-position="0"/>
      <style:graphic-properties svg:stroke-color="#b3b3b3"/>
      <style:text-properties fo:font-family="'Latin Modern Math'" style:font-style-name="Regular" fo:font-size="12pt" style:font-size-asian="10pt" style:font-size-complex="10pt"/>
    </style:style>
    <style:style style:name="ch7" style:family="chart">
      <style:chart-properties style:rotation-angle="90"/>
      <style:text-properties fo:font-family="'Latin Modern Roman'" style:font-style-name="10 Regular" fo:font-size="12pt" style:font-size-asian="9pt" style:font-size-complex="9pt"/>
    </style:style>
    <style:style style:name="ch8" style:family="chart" style:data-style-name="N107">
      <style:chart-properties loext:label-stroke-color="#3465a4" chart:link-data-style-to-source="true" chart:label-position="center"/>
      <style:graphic-properties draw:stroke="none" draw:fill-color="#004586" dr3d:edge-rounding="5%"/>
      <style:text-properties fo:font-family="'Latin Modern Math'" style:font-style-name="Regular"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107">
      <style:chart-properties loext:label-stroke-color="#3465a4" chart:link-data-style-to-source="true" chart:label-position="near-origin"/>
      <style:graphic-properties draw:stroke="none" draw:fill-color="#ff420e" dr3d:edge-rounding="5%"/>
      <style:text-properties fo:font-family="'Latin Modern Math'" style:font-style-name="Regular"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6cm" svg:height="9.005cm" xlink:href=".." xlink:type="simple" chart:class="chart:bar" chart:style-name="ch1">
        <chart:legend chart:legend-position="bottom" svg:x="6.12cm" svg:y="8.194cm" style:legend-expansion="wide" chart:style-name="ch2"/>
        <chart:plot-area chart:style-name="ch3" table:cell-range-address="'400'.A1:'400'.C12" chart:data-source-has-labels="both" svg:x="1.633cm" svg:y="0.18cm" svg:width="14.044cm" svg:height="7.65cm">
          <chartooo:coordinate-region svg:x="3.281cm" svg:y="0.18cm" svg:width="12.396cm" svg:height="4.382cm"/>
          <chart:axis chart:dimension="x" chart:name="primary-x" chart:style-name="ch4" chartooo:axis-type="auto">
            <chartooo:date-scale/>
            <chart:categories table:cell-range-address="'400'.A2:'400'.A12"/>
            <chart:grid chart:style-name="ch5" chart:class="major"/>
          </chart:axis>
          <chart:axis chart:dimension="y" chart:name="primary-y" chart:style-name="ch6">
            <chart:title svg:x="0.531cm" svg:y="5.932cm" chart:style-name="ch7">
              <text:p>Tempo em milissegundos</text:p>
            </chart:title>
            <chart:grid chart:style-name="ch5" chart:class="major"/>
          </chart:axis>
          <chart:series chart:style-name="ch8" chart:values-cell-range-address="'400'.B2:'400'.B12" chart:label-cell-address="'400'.B1:'400'.B1" chart:class="chart:bar">
            <chart:data-point chart:style-name="ch9"/>
            <chart:data-point/>
            <chart:data-point chart:style-name="ch9"/>
            <chart:data-point chart:repeated="8"/>
          </chart:series>
          <chart:series chart:style-name="ch10" chart:values-cell-range-address="'400'.C2:'400'.C12" chart:label-cell-address="'400'.C1:'400'.C1" chart:class="chart:bar">
            <chart:data-point chart:repeated="2"/>
            <chart:data-point chart:style-name="ch9" chart:repeated="2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</text:p>
                <draw:g>
                  <svg:desc>'400'.B1:'400'.B1</svg:desc>
                </draw:g>
              </table:table-cell>
              <table:table-cell office:value-type="string">
                <text:p>Merge</text:p>
                <draw:g>
                  <svg:desc>'400'.C1:'400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PI Processos #2</text:p>
                <draw:g>
                  <svg:desc>'400'.A2:'400'.A12</svg:desc>
                </draw:g>
              </table:table-cell>
              <table:table-cell office:value-type="float" office:value="364.3944">
                <text:p>364.3944</text:p>
                <draw:g>
                  <svg:desc>'400'.B2:'400'.B12</svg:desc>
                </draw:g>
              </table:table-cell>
              <table:table-cell office:value-type="float" office:value="0.1418">
                <text:p>0.1418</text:p>
                <draw:g>
                  <svg:desc>'400'.C2:'400'.C12</svg:desc>
                </draw:g>
              </table:table-cell>
            </table:table-row>
            <table:table-row>
              <table:table-cell office:value-type="string">
                <text:p>MPI Processos #4</text:p>
              </table:table-cell>
              <table:table-cell office:value-type="float" office:value="82.8836">
                <text:p>82.8836</text:p>
              </table:table-cell>
              <table:table-cell office:value-type="float" office:value="0.1708">
                <text:p>0.1708</text:p>
              </table:table-cell>
            </table:table-row>
            <table:table-row>
              <table:table-cell office:value-type="string">
                <text:p>MPI Processos #8</text:p>
              </table:table-cell>
              <table:table-cell office:value-type="float" office:value="7.313">
                <text:p>7.313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>
                <text:p>MPI Processos #16</text:p>
              </table:table-cell>
              <table:table-cell office:value-type="float" office:value="8.2416">
                <text:p>8.2416</text:p>
              </table:table-cell>
              <table:table-cell office:value-type="float" office:value="0.1982">
                <text:p>0.1982</text:p>
              </table:table-cell>
            </table:table-row>
            <table:table-row>
              <table:table-cell office:value-type="string">
                <text:p>MPI Processos #32</text:p>
              </table:table-cell>
              <table:table-cell office:value-type="float" office:value="4.9782">
                <text:p>4.9782</text:p>
              </table:table-cell>
              <table:table-cell office:value-type="float" office:value="0.1984">
                <text:p>0.1984</text:p>
              </table:table-cell>
            </table:table-row>
            <table:table-row>
              <table:table-cell office:value-type="string">
                <text:p>OpenMP Threads #2</text:p>
              </table:table-cell>
              <table:table-cell office:value-type="float" office:value="2.367">
                <text:p>2.367</text:p>
              </table:table-cell>
              <table:table-cell office:value-type="float" office:value="0.554">
                <text:p>0.554</text:p>
              </table:table-cell>
            </table:table-row>
            <table:table-row>
              <table:table-cell office:value-type="string">
                <text:p>OpenMPThreads #4</text:p>
              </table:table-cell>
              <table:table-cell office:value-type="float" office:value="2.133">
                <text:p>2.133</text:p>
              </table:table-cell>
              <table:table-cell office:value-type="float" office:value="0.502">
                <text:p>0.502</text:p>
              </table:table-cell>
            </table:table-row>
            <table:table-row>
              <table:table-cell office:value-type="string">
                <text:p>OpenMP Threads #8</text:p>
              </table:table-cell>
              <table:table-cell office:value-type="float" office:value="2.339">
                <text:p>2.339</text:p>
              </table:table-cell>
              <table:table-cell office:value-type="float" office:value="0.606">
                <text:p>0.606</text:p>
              </table:table-cell>
            </table:table-row>
            <table:table-row>
              <table:table-cell office:value-type="string">
                <text:p>OpenMP Threads #16</text:p>
              </table:table-cell>
              <table:table-cell office:value-type="float" office:value="2.592">
                <text:p>2.592</text:p>
              </table:table-cell>
              <table:table-cell office:value-type="float" office:value="2.938">
                <text:p>2.938</text:p>
              </table:table-cell>
            </table:table-row>
            <table:table-row>
              <table:table-cell office:value-type="string">
                <text:p>OpenMP Threads #32</text:p>
              </table:table-cell>
              <table:table-cell office:value-type="float" office:value="4.099">
                <text:p>4.099</text:p>
              </table:table-cell>
              <table:table-cell office:value-type="float" office:value="3.438">
                <text:p>3.438</text:p>
              </table:table-cell>
            </table:table-row>
            <table:table-row>
              <table:table-cell office:value-type="string">
                <text:p>Serial</text:p>
              </table:table-cell>
              <table:table-cell office:value-type="float" office:value="4.544">
                <text:p>4.544</text:p>
              </table:table-cell>
              <table:table-cell office:value-type="float" office:value="0.277">
                <text:p>0.2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 number:title="Definido pelo usuário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Latin Modern Roman'" style:font-style-name="10 Regular" fo:font-size="12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4">
      <style:chart-properties chart:display-label="true" chart:logarithmic="true" chart:origin="0" chart:interval-minor-divisor="10" chart:reverse-direction="false" text:line-break="false" loext:try-staggering-first="false" chart:link-data-style-to-source="false" chart:axis-position="0"/>
      <style:graphic-properties svg:stroke-color="#b3b3b3"/>
      <style:text-properties fo:font-family="'Latin Modern Math'" style:font-style-name="Regular"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family="'Latin Modern Roman'" style:font-style-name="10 Regular" fo:font-size="12pt" style:font-size-asian="9pt" style:font-size-complex="9pt"/>
    </style:style>
    <style:style style:name="ch8" style:family="chart" style:data-style-name="N124">
      <style:chart-properties loext:label-stroke-color="#3465a4" chart:link-data-style-to-source="true" chart:label-position="center"/>
      <style:graphic-properties draw:stroke="none" draw:fill-color="#004586" dr3d:edge-rounding="5%"/>
      <style:text-properties fo:font-family="'Latin Modern Math'" style:font-style-name="Regular"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124">
      <style:chart-properties loext:label-stroke-color="#3465a4" chart:link-data-style-to-source="true" chart:label-position="near-origin"/>
      <style:graphic-properties draw:stroke="none" draw:fill-color="#ff420e" dr3d:edge-rounding="5%"/>
      <style:text-properties fo:font-family="Lation" style:font-style-name="Regular"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6.122cm" svg:y="8.189cm" style:legend-expansion="wide" chart:style-name="ch2"/>
        <chart:plot-area chart:style-name="ch3" table:cell-range-address="'400'.A1:'400'.C12" chart:data-source-has-labels="both" svg:x="1.634cm" svg:y="0.18cm" svg:width="14.046cm" svg:height="7.645cm">
          <chartooo:coordinate-region svg:x="3.282cm" svg:y="0.18cm" svg:width="12.398cm" svg:height="4.376cm"/>
          <chart:axis chart:dimension="x" chart:name="primary-x" chart:style-name="ch4" chartooo:axis-type="auto">
            <chartooo:date-scale/>
            <chart:categories table:cell-range-address="'400'.A2:'400'.A12"/>
            <chart:grid chart:style-name="ch5" chart:class="major"/>
          </chart:axis>
          <chart:axis chart:dimension="y" chart:name="primary-y" chart:style-name="ch6">
            <chart:title svg:x="0.451cm" svg:y="6.433cm" chart:style-name="ch7">
              <text:p>Tempo em milissegundos</text:p>
            </chart:title>
            <chart:grid chart:style-name="ch5" chart:class="major"/>
          </chart:axis>
          <chart:series chart:style-name="ch8" chart:values-cell-range-address="'400'.B2:'400'.B12" chart:label-cell-address="'400'.B1:'400'.B1" chart:class="chart:bar">
            <chart:data-point chart:repeated="5"/>
            <chart:data-point chart:style-name="ch9"/>
            <chart:data-point chart:repeated="5"/>
          </chart:series>
          <chart:series chart:style-name="ch10" chart:values-cell-range-address="'400'.C2:'400'.C12" chart:label-cell-address="'400'.C1:'400'.C1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</text:p>
                <draw:g>
                  <svg:desc>'400'.B1:'400'.B1</svg:desc>
                </draw:g>
              </table:table-cell>
              <table:table-cell office:value-type="string">
                <text:p>Merge</text:p>
                <draw:g>
                  <svg:desc>'400'.C1:'400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PI Processos #2</text:p>
                <draw:g>
                  <svg:desc>'400'.A2:'400'.A12</svg:desc>
                </draw:g>
              </table:table-cell>
              <table:table-cell office:value-type="float" office:value="364.3944">
                <text:p>364.3944</text:p>
                <draw:g>
                  <svg:desc>'400'.B2:'400'.B12</svg:desc>
                </draw:g>
              </table:table-cell>
              <table:table-cell office:value-type="float" office:value="0.1418">
                <text:p>0.1418</text:p>
                <draw:g>
                  <svg:desc>'400'.C2:'400'.C12</svg:desc>
                </draw:g>
              </table:table-cell>
            </table:table-row>
            <table:table-row>
              <table:table-cell office:value-type="string">
                <text:p>MPI Processos #4</text:p>
              </table:table-cell>
              <table:table-cell office:value-type="float" office:value="82.8836">
                <text:p>82.8836</text:p>
              </table:table-cell>
              <table:table-cell office:value-type="float" office:value="0.1708">
                <text:p>0.1708</text:p>
              </table:table-cell>
            </table:table-row>
            <table:table-row>
              <table:table-cell office:value-type="string">
                <text:p>MPI Processos #8</text:p>
              </table:table-cell>
              <table:table-cell office:value-type="float" office:value="7.313">
                <text:p>7.313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>
                <text:p>MPI Processos #16</text:p>
              </table:table-cell>
              <table:table-cell office:value-type="float" office:value="8.2416">
                <text:p>8.2416</text:p>
              </table:table-cell>
              <table:table-cell office:value-type="float" office:value="0.1982">
                <text:p>0.1982</text:p>
              </table:table-cell>
            </table:table-row>
            <table:table-row>
              <table:table-cell office:value-type="string">
                <text:p>MPI Processos #32</text:p>
              </table:table-cell>
              <table:table-cell office:value-type="float" office:value="4.9782">
                <text:p>4.9782</text:p>
              </table:table-cell>
              <table:table-cell office:value-type="float" office:value="0.1984">
                <text:p>0.1984</text:p>
              </table:table-cell>
            </table:table-row>
            <table:table-row>
              <table:table-cell office:value-type="string">
                <text:p>OpenMP Threads #2</text:p>
              </table:table-cell>
              <table:table-cell office:value-type="float" office:value="2.367">
                <text:p>2.367</text:p>
              </table:table-cell>
              <table:table-cell office:value-type="float" office:value="0.554">
                <text:p>0.554</text:p>
              </table:table-cell>
            </table:table-row>
            <table:table-row>
              <table:table-cell office:value-type="string">
                <text:p>OpenMPThreads #4</text:p>
              </table:table-cell>
              <table:table-cell office:value-type="float" office:value="2.133">
                <text:p>2.133</text:p>
              </table:table-cell>
              <table:table-cell office:value-type="float" office:value="0.502">
                <text:p>0.502</text:p>
              </table:table-cell>
            </table:table-row>
            <table:table-row>
              <table:table-cell office:value-type="string">
                <text:p>OpenMP Threads #8</text:p>
              </table:table-cell>
              <table:table-cell office:value-type="float" office:value="2.339">
                <text:p>2.339</text:p>
              </table:table-cell>
              <table:table-cell office:value-type="float" office:value="0.606">
                <text:p>0.606</text:p>
              </table:table-cell>
            </table:table-row>
            <table:table-row>
              <table:table-cell office:value-type="string">
                <text:p>OpenMP Threads #16</text:p>
              </table:table-cell>
              <table:table-cell office:value-type="float" office:value="2.592">
                <text:p>2.592</text:p>
              </table:table-cell>
              <table:table-cell office:value-type="float" office:value="2.938">
                <text:p>2.938</text:p>
              </table:table-cell>
            </table:table-row>
            <table:table-row>
              <table:table-cell office:value-type="string">
                <text:p>OpenMP Threads #32</text:p>
              </table:table-cell>
              <table:table-cell office:value-type="float" office:value="4.099">
                <text:p>4.099</text:p>
              </table:table-cell>
              <table:table-cell office:value-type="float" office:value="3.438">
                <text:p>3.438</text:p>
              </table:table-cell>
            </table:table-row>
            <table:table-row>
              <table:table-cell office:value-type="string">
                <text:p>Serial</text:p>
              </table:table-cell>
              <table:table-cell office:value-type="float" office:value="4.544">
                <text:p>4.544</text:p>
              </table:table-cell>
              <table:table-cell office:value-type="float" office:value="0.277">
                <text:p>0.2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 number:title="Definido pelo usuário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Latin Modern Roman'" style:font-style-name="10 Regular" fo:font-size="12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4">
      <style:chart-properties chart:display-label="true" chart:logarithmic="true" chart:origin="0" chart:interval-minor-divisor="10" chart:reverse-direction="false" text:line-break="false" loext:try-staggering-first="false" chart:link-data-style-to-source="false" chart:axis-position="0"/>
      <style:graphic-properties svg:stroke-color="#b3b3b3"/>
      <style:text-properties fo:font-family="'Latin Modern Math'" style:font-style-name="Regular"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family="'Latin Modern Roman'" style:font-style-name="10 Regular" fo:font-size="12pt" style:font-size-asian="9pt" style:font-size-complex="9pt"/>
    </style:style>
    <style:style style:name="ch8" style:family="chart" style:data-style-name="N124">
      <style:chart-properties loext:label-stroke-color="#3465a4" chart:link-data-style-to-source="true"/>
      <style:graphic-properties draw:stroke="none" draw:fill-color="#004586" dr3d:edge-rounding="5%"/>
      <style:text-properties fo:font-family="'Latin Modern Math'" style:font-style-name="Regular" fo:font-size="10pt" style:font-size-asian="10pt" style:font-size-complex="10pt"/>
    </style:style>
    <style:style style:name="ch9" style:family="chart" style:data-style-name="N124">
      <style:chart-properties loext:label-stroke-color="#3465a4" chart:link-data-style-to-source="true" chart:label-position="near-origin"/>
      <style:graphic-properties draw:stroke="none" draw:fill-color="#ff420e" dr3d:edge-rounding="5%"/>
      <style:text-properties fo:font-family="'Latin Modern Math'" style:font-style-name="Regular"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6.122cm" svg:y="8.189cm" style:legend-expansion="wide" chart:style-name="ch2"/>
        <chart:plot-area chart:style-name="ch3" table:cell-range-address="'800'.A1:'800'.C12" chart:data-source-has-labels="both" svg:x="1.634cm" svg:y="0.18cm" svg:width="14.046cm" svg:height="7.645cm">
          <chartooo:coordinate-region svg:x="3.282cm" svg:y="0.18cm" svg:width="12.398cm" svg:height="4.377cm"/>
          <chart:axis chart:dimension="x" chart:name="primary-x" chart:style-name="ch4" chartooo:axis-type="auto">
            <chartooo:date-scale/>
            <chart:categories table:cell-range-address="'800'.A2:'800'.A12"/>
            <chart:grid chart:style-name="ch5" chart:class="major"/>
          </chart:axis>
          <chart:axis chart:dimension="y" chart:name="primary-y" chart:style-name="ch6">
            <chart:title svg:x="0.451cm" svg:y="6.433cm" chart:style-name="ch7">
              <text:p>Tempo em milissegundos</text:p>
            </chart:title>
            <chart:grid chart:style-name="ch5" chart:class="major"/>
          </chart:axis>
          <chart:series chart:style-name="ch8" chart:values-cell-range-address="'800'.B2:'800'.B12" chart:label-cell-address="'800'.B1:'800'.B1" chart:class="chart:bar">
            <chart:data-point chart:repeated="11"/>
          </chart:series>
          <chart:series chart:style-name="ch9" chart:values-cell-range-address="'800'.C2:'800'.C12" chart:label-cell-address="'800'.C1:'800'.C1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</text:p>
                <draw:g>
                  <svg:desc>'800'.B1:'800'.B1</svg:desc>
                </draw:g>
              </table:table-cell>
              <table:table-cell office:value-type="string">
                <text:p>Merge</text:p>
                <draw:g>
                  <svg:desc>'800'.C1:'800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PI Processos #2</text:p>
                <draw:g>
                  <svg:desc>'800'.A2:'800'.A12</svg:desc>
                </draw:g>
              </table:table-cell>
              <table:table-cell office:value-type="float" office:value="1887.0642">
                <text:p>1887.0642</text:p>
                <draw:g>
                  <svg:desc>'800'.B2:'800'.B12</svg:desc>
                </draw:g>
              </table:table-cell>
              <table:table-cell office:value-type="float" office:value="0.2142">
                <text:p>0.2142</text:p>
                <draw:g>
                  <svg:desc>'800'.C2:'800'.C12</svg:desc>
                </draw:g>
              </table:table-cell>
            </table:table-row>
            <table:table-row>
              <table:table-cell office:value-type="string">
                <text:p>MPI Processos #4</text:p>
              </table:table-cell>
              <table:table-cell office:value-type="float" office:value="430.4964">
                <text:p>430.4964</text:p>
              </table:table-cell>
              <table:table-cell office:value-type="float" office:value="0.2528">
                <text:p>0.2528</text:p>
              </table:table-cell>
            </table:table-row>
            <table:table-row>
              <table:table-cell office:value-type="string">
                <text:p>MPI Processos #8</text:p>
              </table:table-cell>
              <table:table-cell office:value-type="float" office:value="83.748">
                <text:p>83.748</text:p>
              </table:table-cell>
              <table:table-cell office:value-type="float" office:value="0.2752">
                <text:p>0.2752</text:p>
              </table:table-cell>
            </table:table-row>
            <table:table-row>
              <table:table-cell office:value-type="string">
                <text:p>MPI Processos #16</text:p>
              </table:table-cell>
              <table:table-cell office:value-type="float" office:value="12.8254">
                <text:p>12.8254</text:p>
              </table:table-cell>
              <table:table-cell office:value-type="float" office:value="0.3218">
                <text:p>0.3218</text:p>
              </table:table-cell>
            </table:table-row>
            <table:table-row>
              <table:table-cell office:value-type="string">
                <text:p>MPI Processos #32</text:p>
              </table:table-cell>
              <table:table-cell office:value-type="float" office:value="9.6696">
                <text:p>9.6696</text:p>
              </table:table-cell>
              <table:table-cell office:value-type="float" office:value="0.3414">
                <text:p>0.3414</text:p>
              </table:table-cell>
            </table:table-row>
            <table:table-row>
              <table:table-cell office:value-type="string">
                <text:p>OpenMP Threads #2</text:p>
              </table:table-cell>
              <table:table-cell office:value-type="float" office:value="9.081">
                <text:p>9.081</text:p>
              </table:table-cell>
              <table:table-cell office:value-type="float" office:value="0.898">
                <text:p>0.898</text:p>
              </table:table-cell>
            </table:table-row>
            <table:table-row>
              <table:table-cell office:value-type="string">
                <text:p>OpenMPThreads #4</text:p>
              </table:table-cell>
              <table:table-cell office:value-type="float" office:value="9.283">
                <text:p>9.283</text:p>
              </table:table-cell>
              <table:table-cell office:value-type="float" office:value="0.822">
                <text:p>0.822</text:p>
              </table:table-cell>
            </table:table-row>
            <table:table-row>
              <table:table-cell office:value-type="string">
                <text:p>OpenMP Threads #8</text:p>
              </table:table-cell>
              <table:table-cell office:value-type="float" office:value="8.058">
                <text:p>8.058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OpenMP Threads #16</text:p>
              </table:table-cell>
              <table:table-cell office:value-type="float" office:value="8.131">
                <text:p>8.131</text:p>
              </table:table-cell>
              <table:table-cell office:value-type="float" office:value="1.193">
                <text:p>1.193</text:p>
              </table:table-cell>
            </table:table-row>
            <table:table-row>
              <table:table-cell office:value-type="string">
                <text:p>OpenMP Threads #32</text:p>
              </table:table-cell>
              <table:table-cell office:value-type="float" office:value="9.621">
                <text:p>9.621</text:p>
              </table:table-cell>
              <table:table-cell office:value-type="float" office:value="8.007">
                <text:p>8.007</text:p>
              </table:table-cell>
            </table:table-row>
            <table:table-row>
              <table:table-cell office:value-type="string">
                <text:p>Serial</text:p>
              </table:table-cell>
              <table:table-cell office:value-type="float" office:value="16.314">
                <text:p>16.314</text:p>
              </table:table-cell>
              <table:table-cell office:value-type="float" office:value="0.482">
                <text:p>0.4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 number:title="Definido pelo usuário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Latin Modern Roman'" style:font-style-name="10 Regular" fo:font-size="12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4">
      <style:chart-properties chart:display-label="true" chart:logarithmic="true" chart:origin="0" chart:interval-minor-divisor="10" chart:reverse-direction="false" text:line-break="false" loext:try-staggering-first="false" chart:link-data-style-to-source="false" chart:axis-position="0"/>
      <style:graphic-properties svg:stroke-color="#b3b3b3"/>
      <style:text-properties fo:font-family="'Latin Modern Math'" style:font-style-name="Regular"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family="'Latin Modern Roman'" style:font-style-name="10 Regular" fo:font-size="12pt" style:font-size-asian="9pt" style:font-size-complex="9pt"/>
    </style:style>
    <style:style style:name="ch8" style:family="chart" style:data-style-name="N124">
      <style:chart-properties loext:label-stroke-color="#3465a4" chart:link-data-style-to-source="true"/>
      <style:graphic-properties draw:stroke="none" draw:fill-color="#004586" dr3d:edge-rounding="5%"/>
      <style:text-properties fo:font-family="'Latin Modern Math'" style:font-style-name="Regular" fo:font-size="10pt" style:font-size-asian="10pt" style:font-size-complex="10pt"/>
    </style:style>
    <style:style style:name="ch9" style:family="chart" style:data-style-name="N124">
      <style:chart-properties loext:label-stroke-color="#3465a4" chart:link-data-style-to-source="true" chart:label-position="near-origin"/>
      <style:graphic-properties draw:stroke="none" draw:fill-color="#ff420e" dr3d:edge-rounding="5%"/>
      <style:text-properties fo:font-family="'Latin Modern Math'" style:font-style-name="Regular"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6.122cm" svg:y="8.189cm" style:legend-expansion="wide" chart:style-name="ch2"/>
        <chart:plot-area chart:style-name="ch3" table:cell-range-address="'1600'.A1:'1600'.C12" chart:data-source-has-labels="both" svg:x="1.634cm" svg:y="0.18cm" svg:width="14.046cm" svg:height="7.645cm">
          <chartooo:coordinate-region svg:x="3.261cm" svg:y="0.18cm" svg:width="12.419cm" svg:height="5.256cm"/>
          <chart:axis chart:dimension="x" chart:name="primary-x" chart:style-name="ch4" chartooo:axis-type="auto">
            <chartooo:date-scale/>
            <chart:categories table:cell-range-address="'1600'.A2:'1600'.A12"/>
            <chart:grid chart:style-name="ch5" chart:class="major"/>
          </chart:axis>
          <chart:axis chart:dimension="y" chart:name="primary-y" chart:style-name="ch6">
            <chart:title svg:x="0.451cm" svg:y="6.433cm" chart:style-name="ch7">
              <text:p>Tempo em milissegundos</text:p>
            </chart:title>
            <chart:grid chart:style-name="ch5" chart:class="major"/>
          </chart:axis>
          <chart:series chart:style-name="ch8" chart:values-cell-range-address="'1600'.B2:'1600'.B12" chart:label-cell-address="'1600'.B1:'1600'.B1" chart:class="chart:bar">
            <chart:data-point chart:repeated="11"/>
          </chart:series>
          <chart:series chart:style-name="ch9" chart:values-cell-range-address="'1600'.C2:'1600'.C12" chart:label-cell-address="'1600'.C1:'1600'.C1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</text:p>
                <draw:g>
                  <svg:desc>'1600'.B1:'1600'.B1</svg:desc>
                </draw:g>
              </table:table-cell>
              <table:table-cell office:value-type="string">
                <text:p>Merge</text:p>
                <draw:g>
                  <svg:desc>'1600'.C1:'1600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ocessos #2</text:p>
                <draw:g>
                  <svg:desc>'1600'.A2:'1600'.A12</svg:desc>
                </draw:g>
              </table:table-cell>
              <table:table-cell office:value-type="float" office:value="8924.2948">
                <text:p>8924.2948</text:p>
                <draw:g>
                  <svg:desc>'1600'.B2:'1600'.B12</svg:desc>
                </draw:g>
              </table:table-cell>
              <table:table-cell office:value-type="float" office:value="0.6104">
                <text:p>0.6104</text:p>
                <draw:g>
                  <svg:desc>'1600'.C2:'1600'.C12</svg:desc>
                </draw:g>
              </table:table-cell>
            </table:table-row>
            <table:table-row>
              <table:table-cell office:value-type="string">
                <text:p>Processos #4</text:p>
              </table:table-cell>
              <table:table-cell office:value-type="float" office:value="2116.6934">
                <text:p>2116.6934</text:p>
              </table:table-cell>
              <table:table-cell office:value-type="float" office:value="0.7106">
                <text:p>0.7106</text:p>
              </table:table-cell>
            </table:table-row>
            <table:table-row>
              <table:table-cell office:value-type="string">
                <text:p>Processos #8</text:p>
              </table:table-cell>
              <table:table-cell office:value-type="float" office:value="506.599">
                <text:p>506.599</text:p>
              </table:table-cell>
              <table:table-cell office:value-type="float" office:value="0.8116">
                <text:p>0.8116</text:p>
              </table:table-cell>
            </table:table-row>
            <table:table-row>
              <table:table-cell office:value-type="string">
                <text:p>Processos #16</text:p>
              </table:table-cell>
              <table:table-cell office:value-type="float" office:value="101.3186">
                <text:p>101.3186</text:p>
              </table:table-cell>
              <table:table-cell office:value-type="float" office:value="0.8448">
                <text:p>0.8448</text:p>
              </table:table-cell>
            </table:table-row>
            <table:table-row>
              <table:table-cell office:value-type="string">
                <text:p>Processos #32</text:p>
              </table:table-cell>
              <table:table-cell office:value-type="float" office:value="22.6586">
                <text:p>22.6586</text:p>
              </table:table-cell>
              <table:table-cell office:value-type="float" office:value="0.893">
                <text:p>0.893</text:p>
              </table:table-cell>
            </table:table-row>
            <table:table-row>
              <table:table-cell office:value-type="string">
                <text:p>Threads #2</text:p>
              </table:table-cell>
              <table:table-cell office:value-type="float" office:value="32.029">
                <text:p>32.029</text:p>
              </table:table-cell>
              <table:table-cell office:value-type="float" office:value="1.391">
                <text:p>1.391</text:p>
              </table:table-cell>
            </table:table-row>
            <table:table-row>
              <table:table-cell office:value-type="string">
                <text:p>Threads #4</text:p>
              </table:table-cell>
              <table:table-cell office:value-type="float" office:value="32.254">
                <text:p>32.254</text:p>
              </table:table-cell>
              <table:table-cell office:value-type="float" office:value="1.343">
                <text:p>1.343</text:p>
              </table:table-cell>
            </table:table-row>
            <table:table-row>
              <table:table-cell office:value-type="string">
                <text:p>Threads #8</text:p>
              </table:table-cell>
              <table:table-cell office:value-type="float" office:value="33.471">
                <text:p>33.471</text:p>
              </table:table-cell>
              <table:table-cell office:value-type="float" office:value="2.652">
                <text:p>2.652</text:p>
              </table:table-cell>
            </table:table-row>
            <table:table-row>
              <table:table-cell office:value-type="string">
                <text:p>Threads #16</text:p>
              </table:table-cell>
              <table:table-cell office:value-type="float" office:value="30.58">
                <text:p>30.58</text:p>
              </table:table-cell>
              <table:table-cell office:value-type="float" office:value="2.559">
                <text:p>2.559</text:p>
              </table:table-cell>
            </table:table-row>
            <table:table-row>
              <table:table-cell office:value-type="string">
                <text:p>Threads #32</text:p>
              </table:table-cell>
              <table:table-cell office:value-type="float" office:value="33.439">
                <text:p>33.439</text:p>
              </table:table-cell>
              <table:table-cell office:value-type="float" office:value="5.885">
                <text:p>5.885</text:p>
              </table:table-cell>
            </table:table-row>
            <table:table-row>
              <table:table-cell office:value-type="string">
                <text:p>Serial</text:p>
              </table:table-cell>
              <table:table-cell office:value-type="float" office:value="62.586">
                <text:p>62.586</text:p>
              </table:table-cell>
              <table:table-cell office:value-type="float" office:value="0.802">
                <text:p>0.8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 number:title="Definido pelo usuário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Latin Modern Roman'" style:font-style-name="10 Regular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200" chart:maximum="16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atin Modern Math'" style:font-style-name="Regular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'Latin Modern Roman'" style:font-style-name="10 Regular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4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'Latin Modern Math'" style:font-style-name="Regular"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family="'Latin Modern Roman'" style:font-style-name="10 Regular" fo:font-size="12pt" style:font-size-asian="9pt" style:font-size-complex="9pt"/>
    </style:style>
    <style:style style:name="ch9" style:family="chart">
      <style:graphic-properties svg:stroke-color="#dddddd"/>
    </style:style>
    <style:style style:name="ch10" style:family="chart" style:data-style-name="N12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4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24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24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24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106cm" svg:height="9.81cm" xlink:href=".." xlink:type="simple" chart:class="chart:scatter" chart:row-mapping="0 1 2 3 4" chart:style-name="ch1">
        <chart:legend chart:legend-position="bottom" svg:x="4.61cm" svg:y="8.501cm" style:legend-expansion="wide" chart:style-name="ch2"/>
        <chart:plot-area chart:style-name="ch3" table:cell-range-address="total.B1:total.E6 total.A1:total.A6 total.A12:total.E12" chart:data-source-has-labels="both" svg:x="1.696cm" svg:y="0.196cm" svg:width="17.028cm" svg:height="6.641cm">
          <chartooo:coordinate-region svg:x="2.688cm" svg:y="0.408cm" svg:width="14.975cm" svg:height="5.756cm"/>
          <chart:axis chart:dimension="x" chart:name="primary-x" chart:style-name="ch4" chartooo:axis-type="auto">
            <chart:title svg:x="8.612cm" svg:y="7.034cm" chart:style-name="ch5">
              <text:p>Elementos (x32)</text:p>
            </chart:title>
            <chart:categories table:cell-range-address="total.B1:total.E1"/>
            <chart:grid chart:style-name="ch6" chart:class="major"/>
          </chart:axis>
          <chart:axis chart:dimension="y" chart:name="primary-y" chart:style-name="ch7">
            <chart:title svg:x="0.451cm" svg:y="5.947cm" chart:style-name="ch8">
              <text:p>Tempo em milissegundos</text:p>
            </chart:title>
            <chart:grid chart:style-name="ch6" chart:class="major"/>
            <chart:grid chart:style-name="ch9" chart:class="minor"/>
          </chart:axis>
          <chart:series chart:style-name="ch10" chart:values-cell-range-address="total.B2:total.E2" chart:label-cell-address="total.A2:total.A2" chart:class="chart:scatter">
            <chart:domain table:cell-range-address="total.B1:total.E1"/>
            <chart:data-point chart:repeated="4"/>
          </chart:series>
          <chart:series chart:style-name="ch11" chart:values-cell-range-address="total.B3:total.E3" chart:label-cell-address="total.A3:total.A3" chart:class="chart:scatter">
            <chart:data-point chart:repeated="4"/>
          </chart:series>
          <chart:series chart:style-name="ch12" chart:values-cell-range-address="total.B4:total.E4" chart:label-cell-address="total.A4:total.A4" chart:class="chart:scatter">
            <chart:data-point chart:repeated="4"/>
          </chart:series>
          <chart:series chart:style-name="ch13" chart:values-cell-range-address="total.B5:total.E5" chart:label-cell-address="total.A5:total.A5" chart:class="chart:scatter">
            <chart:data-point chart:repeated="4"/>
          </chart:series>
          <chart:series chart:style-name="ch14" chart:values-cell-range-address="total.B6:total.E6" chart:label-cell-address="total.A6:total.A6" chart:class="chart:scatter">
            <chart:data-point chart:repeated="4"/>
          </chart:series>
          <chart:series chart:style-name="ch15" chart:values-cell-range-address="total.B12:total.E12" chart:label-cell-address="total.A12:total.A12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200">
                <text:p>200</text:p>
                <draw:g>
                  <svg:desc>total.B1:total.E1</svg:desc>
                </draw:g>
              </table:table-cell>
              <table:table-cell office:value-type="float" office:value="400">
                <text:p>400</text:p>
              </table:table-cell>
              <table:table-cell office:value-type="float" office:value="800">
                <text:p>800</text:p>
              </table:table-cell>
              <table:table-cell office:value-type="float" office:value="1600">
                <text:p>1600</text:p>
              </table:table-cell>
            </table:table-row>
          </table:table-header-rows>
          <table:table-rows>
            <table:table-row>
              <table:table-cell office:value-type="string">
                <text:p>Linha 1</text:p>
                <draw:g>
                  <svg:desc/>
                </draw:g>
              </table:table-cell>
              <table:table-cell office:value-type="float" office:value="200">
                <text:p>200</text:p>
                <draw:g>
                  <svg:desc>total.B1:total.E1</svg:desc>
                </draw:g>
              </table:table-cell>
              <table:table-cell office:value-type="float" office:value="400">
                <text:p>400</text:p>
              </table:table-cell>
              <table:table-cell office:value-type="float" office:value="800">
                <text:p>80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Processos #2</text:p>
                <draw:g>
                  <svg:desc>total.A2:total.A2</svg:desc>
                </draw:g>
              </table:table-cell>
              <table:table-cell office:value-type="float" office:value="72.7364">
                <text:p>72.7364</text:p>
                <draw:g>
                  <svg:desc>total.B2:total.E2</svg:desc>
                </draw:g>
              </table:table-cell>
              <table:table-cell office:value-type="float" office:value="364.5362">
                <text:p>364.5362</text:p>
              </table:table-cell>
              <table:table-cell office:value-type="float" office:value="1887.2784">
                <text:p>1887.2784</text:p>
              </table:table-cell>
              <table:table-cell office:value-type="float" office:value="8924.9052">
                <text:p>8924.9052</text:p>
              </table:table-cell>
            </table:table-row>
            <table:table-row>
              <table:table-cell office:value-type="string">
                <text:p>Processos #4</text:p>
                <draw:g>
                  <svg:desc>total.A3:total.A3</svg:desc>
                </draw:g>
              </table:table-cell>
              <table:table-cell office:value-type="float" office:value="15.8024">
                <text:p>15.8024</text:p>
                <draw:g>
                  <svg:desc>total.B3:total.E3</svg:desc>
                </draw:g>
              </table:table-cell>
              <table:table-cell office:value-type="float" office:value="83.0544">
                <text:p>83.0544</text:p>
              </table:table-cell>
              <table:table-cell office:value-type="float" office:value="430.7492">
                <text:p>430.7492</text:p>
              </table:table-cell>
              <table:table-cell office:value-type="float" office:value="2117.404">
                <text:p>2117.404</text:p>
              </table:table-cell>
            </table:table-row>
            <table:table-row>
              <table:table-cell office:value-type="string">
                <text:p>Processos #8</text:p>
                <draw:g>
                  <svg:desc>total.A4:total.A4</svg:desc>
                </draw:g>
              </table:table-cell>
              <table:table-cell office:value-type="float" office:value="7.0382">
                <text:p>7.0382</text:p>
                <draw:g>
                  <svg:desc>total.B4:total.E4</svg:desc>
                </draw:g>
              </table:table-cell>
              <table:table-cell office:value-type="float" office:value="7.502">
                <text:p>7.502</text:p>
              </table:table-cell>
              <table:table-cell office:value-type="float" office:value="84.0232">
                <text:p>84.0232</text:p>
              </table:table-cell>
              <table:table-cell office:value-type="float" office:value="507.4106">
                <text:p>507.4106</text:p>
              </table:table-cell>
            </table:table-row>
            <table:table-row>
              <table:table-cell office:value-type="string">
                <text:p>Processos #16</text:p>
                <draw:g>
                  <svg:desc>total.A5:total.A5</svg:desc>
                </draw:g>
              </table:table-cell>
              <table:table-cell office:value-type="float" office:value="0.2644">
                <text:p>0.2644</text:p>
                <draw:g>
                  <svg:desc>total.B5:total.E5</svg:desc>
                </draw:g>
              </table:table-cell>
              <table:table-cell office:value-type="float" office:value="8.4398">
                <text:p>8.4398</text:p>
              </table:table-cell>
              <table:table-cell office:value-type="float" office:value="13.1472">
                <text:p>13.1472</text:p>
              </table:table-cell>
              <table:table-cell office:value-type="float" office:value="102.1634">
                <text:p>102.1634</text:p>
              </table:table-cell>
            </table:table-row>
            <table:table-row>
              <table:table-cell office:value-type="string">
                <text:p>Processos #32</text:p>
                <draw:g>
                  <svg:desc>total.A6:total.A6</svg:desc>
                </draw:g>
              </table:table-cell>
              <table:table-cell office:value-type="float" office:value="3.6266">
                <text:p>3.6266</text:p>
                <draw:g>
                  <svg:desc>total.B6:total.E6</svg:desc>
                </draw:g>
              </table:table-cell>
              <table:table-cell office:value-type="float" office:value="5.1766">
                <text:p>5.1766</text:p>
              </table:table-cell>
              <table:table-cell office:value-type="float" office:value="10.011">
                <text:p>10.011</text:p>
              </table:table-cell>
              <table:table-cell office:value-type="float" office:value="23.5516">
                <text:p>23.5516</text:p>
              </table:table-cell>
            </table:table-row>
            <table:table-row>
              <table:table-cell office:value-type="string">
                <text:p>Serial</text:p>
                <draw:g>
                  <svg:desc>total.A12:total.A12</svg:desc>
                </draw:g>
              </table:table-cell>
              <table:table-cell office:value-type="float" office:value="1.504">
                <text:p>1.504</text:p>
                <draw:g>
                  <svg:desc>total.B12:total.E12</svg:desc>
                </draw:g>
              </table:table-cell>
              <table:table-cell office:value-type="float" office:value="4.842">
                <text:p>4.842</text:p>
              </table:table-cell>
              <table:table-cell office:value-type="float" office:value="16.796">
                <text:p>16.796</text:p>
              </table:table-cell>
              <table:table-cell office:value-type="float" office:value="63.388">
                <text:p>63.38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